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adornments="Cursiva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094cm" style:rel-column-width="11920*"/>
    </style:style>
    <style:style style:name="Tabla11.B" style:family="table-column">
      <style:table-column-properties style:column-width="5.406cm" style:rel-column-width="20823*"/>
    </style:style>
    <style:style style:name="Tabla11.C" style:family="table-column">
      <style:table-column-properties style:column-width="3.247cm" style:rel-column-width="12511*"/>
    </style:style>
    <style:style style:name="Tabla11.D" style:family="table-column">
      <style:table-column-properties style:column-width="5.265cm" style:rel-column-width="20281*"/>
    </style:style>
    <style:style style:name="Tabla11.A1" style:family="table-cell">
      <style:table-cell-properties style:vertical-align="middle"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cm" fo:border="0.002cm solid #000000"/>
    </style:style>
    <style:style style:name="Tabla11.A2" style:family="table-cell">
      <style:table-cell-properties style:vertical-align="middle" fo:background-color="#e6e6e6" fo:padding="0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cm" fo:border-left="0.002cm solid #000000" fo:border-right="0.002cm solid #000000" fo:border-top="none" fo:border-bottom="0.002cm solid #000000"/>
    </style:style>
    <style:style style:name="Tabla11.B5" style:family="table-cell">
      <style:table-cell-properties fo:padding="0cm" fo:border-left="0.002cm solid #000000" fo:border-right="none" fo:border-top="none" fo:border-bottom="0.002cm solid #000000"/>
    </style:style>
    <style:style style:name="Tabla11.C5" style:family="table-cell">
      <style:table-cell-properties fo:background-color="#e6e6e6" fo:padding="0cm" fo:border-left="0.002cm solid #000000" fo:border-right="none" fo:border-top="none" fo:border-bottom="0.002cm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106cm" style:rel-column-width="8116*"/>
    </style:style>
    <style:style style:name="Tabla12.B" style:family="table-column">
      <style:table-column-properties style:column-width="5.819cm" style:rel-column-width="22434*"/>
    </style:style>
    <style:style style:name="Tabla12.C" style:family="table-column">
      <style:table-column-properties style:column-width="4.276cm" style:rel-column-width="16479*"/>
    </style:style>
    <style:style style:name="Tabla12.D" style:family="table-column">
      <style:table-column-properties style:column-width="2.207cm" style:rel-column-width="8506*"/>
    </style:style>
    <style:style style:name="Tabla12.E" style:family="table-column">
      <style:table-column-properties style:column-width="2.595cm" style:rel-column-width="10000*"/>
    </style:style>
    <style:style style:name="Tabla12.A1" style:family="table-cell">
      <style:table-cell-properties style:vertical-align="middle"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12.E1" style:family="table-cell">
      <style:table-cell-properties style:vertical-align="middle" fo:background-color="#e6e6e6" fo:padding="0cm" fo:border="0.002cm solid #000000">
        <style:background-image/>
      </style:table-cell-properties>
    </style:style>
    <style:style style:name="Tabla12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a12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7.408cm" style:rel-column-width="28557*"/>
    </style:style>
    <style:style style:name="Tabla13.B" style:family="table-column">
      <style:table-column-properties style:column-width="4.792cm" style:rel-column-width="18472*"/>
    </style:style>
    <style:style style:name="Tabla13.C" style:family="table-column">
      <style:table-column-properties style:column-width="2.378cm" style:rel-column-width="9168*"/>
    </style:style>
    <style:style style:name="Tabla13.D" style:family="table-column">
      <style:table-column-properties style:column-width="2.422cm" style:rel-column-width="9338*"/>
    </style:style>
    <style:style style:name="Tabla13.A1" style:family="table-cell">
      <style:table-cell-properties style:vertical-align="middle"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13.D1" style:family="table-cell">
      <style:table-cell-properties style:vertical-align="middle" fo:background-color="#e6e6e6" fo:padding="0cm" fo:border="0.002cm solid #000000">
        <style:background-image/>
      </style:table-cell-properties>
    </style:style>
    <style:style style:name="Tabla13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a13.D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a4" style:family="table" style:master-page-name="">
      <style:table-properties style:width="16.946cm" fo:margin-left="0.048cm" fo:margin-right="0.007cm" style:page-number="0" table:align="margins"/>
    </style:style>
    <style:style style:name="Tabla4.A" style:family="table-column">
      <style:table-column-properties style:column-width="16.946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898cm" style:rel-column-width="15030*"/>
    </style:style>
    <style:style style:name="Tabla1.B" style:family="table-column">
      <style:table-column-properties style:column-width="13.102cm" style:rel-column-width="50505*"/>
    </style:style>
    <style:style style:name="Tabla1.A1" style:family="table-cell">
      <style:table-cell-properties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cm" fo:border="0.002cm solid #000000"/>
    </style:style>
    <style:style style:name="Tabla1.A2" style:family="table-cell">
      <style:table-cell-properties fo:background-color="#e6e6e6" fo:padding="0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cm" fo:border-left="0.002cm solid #000000" fo:border-right="0.002cm solid #000000" fo:border-top="none" fo:border-bottom="0.002cm solid #000000"/>
    </style:style>
    <style:style style:name="Table1" style:family="table">
      <style:table-properties style:width="14.864cm" table:align="right"/>
    </style:style>
    <style:style style:name="Table1.A" style:family="table-column">
      <style:table-column-properties style:column-width="14.864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864cm" table:align="right"/>
    </style:style>
    <style:style style:name="Table2.A" style:family="table-column">
      <style:table-column-properties style:column-width="14.864cm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864cm" table:align="right"/>
    </style:style>
    <style:style style:name="Table3.A" style:family="table-column">
      <style:table-column-properties style:column-width="14.864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4.864cm" table:align="right"/>
    </style:style>
    <style:style style:name="Table4.A" style:family="table-column">
      <style:table-column-properties style:column-width="14.864cm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4.864cm" table:align="right"/>
    </style:style>
    <style:style style:name="Table5.A" style:family="table-column">
      <style:table-column-properties style:column-width="14.864cm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4.864cm" table:align="right"/>
    </style:style>
    <style:style style:name="Table6.A" style:family="table-column">
      <style:table-column-properties style:column-width="14.864cm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4.864cm" table:align="right"/>
    </style:style>
    <style:style style:name="Table7.A" style:family="table-column">
      <style:table-column-properties style:column-width="14.864cm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4.864cm" table:align="right"/>
    </style:style>
    <style:style style:name="Table8.A" style:family="table-column">
      <style:table-column-properties style:column-width="14.864cm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4.864cm" table:align="right"/>
    </style:style>
    <style:style style:name="Table9.A" style:family="table-column">
      <style:table-column-properties style:column-width="14.864cm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4.864cm" table:align="right"/>
    </style:style>
    <style:style style:name="Table10.A" style:family="table-column">
      <style:table-column-properties style:column-width="14.864cm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" style:family="table">
      <style:table-properties style:width="14.864cm" table:align="right"/>
    </style:style>
    <style:style style:name="Table82.A" style:family="table-column">
      <style:table-column-properties style:column-width="14.864cm"/>
    </style:style>
    <style:style style:name="Table82.A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3" style:family="table">
      <style:table-properties style:width="14.864cm" table:align="right"/>
    </style:style>
    <style:style style:name="Table83.A" style:family="table-column">
      <style:table-column-properties style:column-width="14.864cm"/>
    </style:style>
    <style:style style:name="Table83.A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4.864cm" table:align="right"/>
    </style:style>
    <style:style style:name="Table11.A" style:family="table-column">
      <style:table-column-properties style:column-width="14.864cm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4.864cm" table:align="right"/>
    </style:style>
    <style:style style:name="Table12.A" style:family="table-column">
      <style:table-column-properties style:column-width="14.864cm"/>
    </style:style>
    <style:style style:name="Table12.A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4.864cm" table:align="right"/>
    </style:style>
    <style:style style:name="Table13.A" style:family="table-column">
      <style:table-column-properties style:column-width="14.864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4.864cm" table:align="right"/>
    </style:style>
    <style:style style:name="Table14.A" style:family="table-column">
      <style:table-column-properties style:column-width="14.864cm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4.864cm" table:align="right"/>
    </style:style>
    <style:style style:name="Table15.A" style:family="table-column">
      <style:table-column-properties style:column-width="14.864cm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4.864cm" table:align="right"/>
    </style:style>
    <style:style style:name="Table16.A" style:family="table-column">
      <style:table-column-properties style:column-width="14.864cm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4.864cm" table:align="right"/>
    </style:style>
    <style:style style:name="Table17.A" style:family="table-column">
      <style:table-column-properties style:column-width="14.864cm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4.864cm" table:align="right"/>
    </style:style>
    <style:style style:name="Table18.A" style:family="table-column">
      <style:table-column-properties style:column-width="14.864cm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4.864cm" table:align="right"/>
    </style:style>
    <style:style style:name="Table19.A" style:family="table-column">
      <style:table-column-properties style:column-width="14.864cm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4.864cm" table:align="right"/>
    </style:style>
    <style:style style:name="Table20.A" style:family="table-column">
      <style:table-column-properties style:column-width="14.864cm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4.864cm" table:align="right"/>
    </style:style>
    <style:style style:name="Table21.A" style:family="table-column">
      <style:table-column-properties style:column-width="14.864cm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4.864cm" table:align="right"/>
    </style:style>
    <style:style style:name="Table22.A" style:family="table-column">
      <style:table-column-properties style:column-width="14.864cm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4.864cm" table:align="right"/>
    </style:style>
    <style:style style:name="Table23.A" style:family="table-column">
      <style:table-column-properties style:column-width="14.864cm"/>
    </style:style>
    <style:style style:name="Table23.A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4.864cm" table:align="right"/>
    </style:style>
    <style:style style:name="Table25.A" style:family="table-column">
      <style:table-column-properties style:column-width="14.864cm"/>
    </style:style>
    <style:style style:name="Table25.A1" style:family="table-cell">
      <style:table-cell-properties fo:padding="0.097cm" fo:border="0.002cm solid #000000"/>
    </style:style>
    <style:style style:name="Table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4.864cm" table:align="right"/>
    </style:style>
    <style:style style:name="Table27.A" style:family="table-column">
      <style:table-column-properties style:column-width="14.864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4.864cm" table:align="right"/>
    </style:style>
    <style:style style:name="Table28.A" style:family="table-column">
      <style:table-column-properties style:column-width="14.864cm"/>
    </style:style>
    <style:style style:name="Table28.A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4.864cm" table:align="right"/>
    </style:style>
    <style:style style:name="Table29.A" style:family="table-column">
      <style:table-column-properties style:column-width="14.864cm"/>
    </style:style>
    <style:style style:name="Table29.A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4.864cm" table:align="right"/>
    </style:style>
    <style:style style:name="Table30.A" style:family="table-column">
      <style:table-column-properties style:column-width="14.864cm"/>
    </style:style>
    <style:style style:name="Table30.A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4.864cm" table:align="right"/>
    </style:style>
    <style:style style:name="Table31.A" style:family="table-column">
      <style:table-column-properties style:column-width="14.864cm"/>
    </style:style>
    <style:style style:name="Table31.A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4.864cm" table:align="right"/>
    </style:style>
    <style:style style:name="Table33.A" style:family="table-column">
      <style:table-column-properties style:column-width="14.864cm"/>
    </style:style>
    <style:style style:name="Table33.A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4.864cm" table:align="right"/>
    </style:style>
    <style:style style:name="Table34.A" style:family="table-column">
      <style:table-column-properties style:column-width="14.864cm"/>
    </style:style>
    <style:style style:name="Table34.A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4.864cm" table:align="right"/>
    </style:style>
    <style:style style:name="Table35.A" style:family="table-column">
      <style:table-column-properties style:column-width="14.864cm"/>
    </style:style>
    <style:style style:name="Table35.A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" style:family="table">
      <style:table-properties style:width="14.864cm" table:align="right"/>
    </style:style>
    <style:style style:name="Table36.A" style:family="table-column">
      <style:table-column-properties style:column-width="14.864cm"/>
    </style:style>
    <style:style style:name="Table36.A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4.864cm" table:align="right"/>
    </style:style>
    <style:style style:name="Table37.A" style:family="table-column">
      <style:table-column-properties style:column-width="14.864cm"/>
    </style:style>
    <style:style style:name="Table37.A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4.864cm" table:align="right"/>
    </style:style>
    <style:style style:name="Table38.A" style:family="table-column">
      <style:table-column-properties style:column-width="14.864cm"/>
    </style:style>
    <style:style style:name="Table38.A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4.864cm" table:align="right"/>
    </style:style>
    <style:style style:name="Table39.A" style:family="table-column">
      <style:table-column-properties style:column-width="14.864cm"/>
    </style:style>
    <style:style style:name="Table39.A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" style:family="table">
      <style:table-properties style:width="14.864cm" table:align="right"/>
    </style:style>
    <style:style style:name="Table40.A" style:family="table-column">
      <style:table-column-properties style:column-width="14.864cm"/>
    </style:style>
    <style:style style:name="Table40.A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" style:family="table">
      <style:table-properties style:width="14.864cm" table:align="right"/>
    </style:style>
    <style:style style:name="Table41.A" style:family="table-column">
      <style:table-column-properties style:column-width="14.864cm"/>
    </style:style>
    <style:style style:name="Table41.A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4.864cm" table:align="right"/>
    </style:style>
    <style:style style:name="Table42.A" style:family="table-column">
      <style:table-column-properties style:column-width="14.864cm"/>
    </style:style>
    <style:style style:name="Table42.A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4.864cm" table:align="right"/>
    </style:style>
    <style:style style:name="Table43.A" style:family="table-column">
      <style:table-column-properties style:column-width="14.864cm"/>
    </style:style>
    <style:style style:name="Table43.A1" style:family="table-cell">
      <style:table-cell-properties fo:padding="0.097cm" fo:border="0.002cm solid #000000"/>
    </style:style>
    <style:style style:name="Table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" style:family="table">
      <style:table-properties style:width="14.864cm" table:align="right"/>
    </style:style>
    <style:style style:name="Table44.A" style:family="table-column">
      <style:table-column-properties style:column-width="14.864cm"/>
    </style:style>
    <style:style style:name="Table44.A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4.864cm" table:align="right"/>
    </style:style>
    <style:style style:name="Table45.A" style:family="table-column">
      <style:table-column-properties style:column-width="14.864cm"/>
    </style:style>
    <style:style style:name="Table45.A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4.864cm" table:align="right"/>
    </style:style>
    <style:style style:name="Table46.A" style:family="table-column">
      <style:table-column-properties style:column-width="14.864cm"/>
    </style:style>
    <style:style style:name="Table46.A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" style:family="table">
      <style:table-properties style:width="14.864cm" table:align="right"/>
    </style:style>
    <style:style style:name="Table47.A" style:family="table-column">
      <style:table-column-properties style:column-width="14.864cm"/>
    </style:style>
    <style:style style:name="Table47.A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4.864cm" table:align="right"/>
    </style:style>
    <style:style style:name="Table48.A" style:family="table-column">
      <style:table-column-properties style:column-width="14.864cm"/>
    </style:style>
    <style:style style:name="Table48.A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9" style:family="table">
      <style:table-properties style:width="14.864cm" table:align="right"/>
    </style:style>
    <style:style style:name="Table49.A" style:family="table-column">
      <style:table-column-properties style:column-width="14.864cm"/>
    </style:style>
    <style:style style:name="Table49.A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4.864cm" table:align="right"/>
    </style:style>
    <style:style style:name="Table50.A" style:family="table-column">
      <style:table-column-properties style:column-width="14.864cm"/>
    </style:style>
    <style:style style:name="Table50.A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" style:family="table">
      <style:table-properties style:width="14.864cm" table:align="right"/>
    </style:style>
    <style:style style:name="Table51.A" style:family="table-column">
      <style:table-column-properties style:column-width="14.864cm"/>
    </style:style>
    <style:style style:name="Table51.A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" style:family="table">
      <style:table-properties style:width="14.864cm" table:align="right"/>
    </style:style>
    <style:style style:name="Table52.A" style:family="table-column">
      <style:table-column-properties style:column-width="14.864cm"/>
    </style:style>
    <style:style style:name="Table52.A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" style:family="table">
      <style:table-properties style:width="14.864cm" table:align="right"/>
    </style:style>
    <style:style style:name="Table53.A" style:family="table-column">
      <style:table-column-properties style:column-width="14.864cm"/>
    </style:style>
    <style:style style:name="Table53.A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" style:family="table">
      <style:table-properties style:width="14.864cm" table:align="right"/>
    </style:style>
    <style:style style:name="Table54.A" style:family="table-column">
      <style:table-column-properties style:column-width="14.864cm"/>
    </style:style>
    <style:style style:name="Table54.A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5" style:family="table">
      <style:table-properties style:width="14.864cm" table:align="right"/>
    </style:style>
    <style:style style:name="Table55.A" style:family="table-column">
      <style:table-column-properties style:column-width="14.864cm"/>
    </style:style>
    <style:style style:name="Table55.A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4.864cm" table:align="right"/>
    </style:style>
    <style:style style:name="Table57.A" style:family="table-column">
      <style:table-column-properties style:column-width="14.864cm"/>
    </style:style>
    <style:style style:name="Table57.A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" style:family="table">
      <style:table-properties style:width="14.864cm" table:align="right"/>
    </style:style>
    <style:style style:name="Table58.A" style:family="table-column">
      <style:table-column-properties style:column-width="14.864cm"/>
    </style:style>
    <style:style style:name="Table58.A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" style:family="table">
      <style:table-properties style:width="14.864cm" table:align="right"/>
    </style:style>
    <style:style style:name="Table59.A" style:family="table-column">
      <style:table-column-properties style:column-width="14.864cm"/>
    </style:style>
    <style:style style:name="Table59.A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" style:family="table">
      <style:table-properties style:width="14.864cm" table:align="right"/>
    </style:style>
    <style:style style:name="Table60.A" style:family="table-column">
      <style:table-column-properties style:column-width="14.864cm"/>
    </style:style>
    <style:style style:name="Table60.A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" style:family="table">
      <style:table-properties style:width="14.864cm" table:align="right"/>
    </style:style>
    <style:style style:name="Table61.A" style:family="table-column">
      <style:table-column-properties style:column-width="14.864cm"/>
    </style:style>
    <style:style style:name="Table61.A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" style:family="table">
      <style:table-properties style:width="14.864cm" table:align="right"/>
    </style:style>
    <style:style style:name="Table62.A" style:family="table-column">
      <style:table-column-properties style:column-width="14.864cm"/>
    </style:style>
    <style:style style:name="Table62.A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3" style:family="table">
      <style:table-properties style:width="14.864cm" table:align="right"/>
    </style:style>
    <style:style style:name="Table63.A" style:family="table-column">
      <style:table-column-properties style:column-width="14.864cm"/>
    </style:style>
    <style:style style:name="Table63.A1" style:family="table-cell">
      <style:table-cell-properties fo:padding="0.097cm" fo:border="0.002cm solid #000000"/>
    </style:style>
    <style:style style:name="Table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4.864cm" table:align="right"/>
    </style:style>
    <style:style style:name="Table64.A" style:family="table-column">
      <style:table-column-properties style:column-width="14.864cm"/>
    </style:style>
    <style:style style:name="Table64.A1" style:family="table-cell">
      <style:table-cell-properties fo:padding="0.097cm" fo:border="0.002cm solid #000000"/>
    </style:style>
    <style:style style:name="Table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4.864cm" table:align="right"/>
    </style:style>
    <style:style style:name="Table65.A" style:family="table-column">
      <style:table-column-properties style:column-width="14.864cm"/>
    </style:style>
    <style:style style:name="Table65.A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4.864cm" table:align="right"/>
    </style:style>
    <style:style style:name="Table66.A" style:family="table-column">
      <style:table-column-properties style:column-width="14.864cm"/>
    </style:style>
    <style:style style:name="Table66.A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" style:family="table">
      <style:table-properties style:width="14.864cm" table:align="right"/>
    </style:style>
    <style:style style:name="Table67.A" style:family="table-column">
      <style:table-column-properties style:column-width="14.864cm"/>
    </style:style>
    <style:style style:name="Table67.A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" style:family="table">
      <style:table-properties style:width="14.864cm" table:align="right"/>
    </style:style>
    <style:style style:name="Table68.A" style:family="table-column">
      <style:table-column-properties style:column-width="14.864cm"/>
    </style:style>
    <style:style style:name="Table68.A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" style:family="table">
      <style:table-properties style:width="14.864cm" table:align="right"/>
    </style:style>
    <style:style style:name="Table69.A" style:family="table-column">
      <style:table-column-properties style:column-width="14.864cm"/>
    </style:style>
    <style:style style:name="Table69.A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4.864cm" table:align="right"/>
    </style:style>
    <style:style style:name="Table70.A" style:family="table-column">
      <style:table-column-properties style:column-width="14.864cm"/>
    </style:style>
    <style:style style:name="Table70.A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" style:family="table">
      <style:table-properties style:width="14.864cm" table:align="right"/>
    </style:style>
    <style:style style:name="Table71.A" style:family="table-column">
      <style:table-column-properties style:column-width="14.864cm"/>
    </style:style>
    <style:style style:name="Table71.A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" style:family="table">
      <style:table-properties style:width="14.864cm" table:align="right"/>
    </style:style>
    <style:style style:name="Table72.A" style:family="table-column">
      <style:table-column-properties style:column-width="14.864cm"/>
    </style:style>
    <style:style style:name="Table72.A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3" style:family="table">
      <style:table-properties style:width="14.864cm" table:align="right"/>
    </style:style>
    <style:style style:name="Table73.A" style:family="table-column">
      <style:table-column-properties style:column-width="14.864cm"/>
    </style:style>
    <style:style style:name="Table73.A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4.864cm" table:align="right"/>
    </style:style>
    <style:style style:name="Table74.A" style:family="table-column">
      <style:table-column-properties style:column-width="14.864cm"/>
    </style:style>
    <style:style style:name="Table74.A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4.864cm" table:align="right"/>
    </style:style>
    <style:style style:name="Table75.A" style:family="table-column">
      <style:table-column-properties style:column-width="14.864cm"/>
    </style:style>
    <style:style style:name="Table75.A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" style:family="table">
      <style:table-properties style:width="14.864cm" table:align="right"/>
    </style:style>
    <style:style style:name="Table76.A" style:family="table-column">
      <style:table-column-properties style:column-width="14.864cm"/>
    </style:style>
    <style:style style:name="Table76.A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4.864cm" table:align="right"/>
    </style:style>
    <style:style style:name="Table24.A" style:family="table-column">
      <style:table-column-properties style:column-width="14.864cm"/>
    </style:style>
    <style:style style:name="Table24.A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 style:master-page-name="">
      <style:table-properties style:width="16.909cm" fo:margin-left="0.048cm" fo:margin-right="0.044cm" style:page-number="0" table:align="margins"/>
    </style:style>
    <style:style style:name="Table26.A" style:family="table-column">
      <style:table-column-properties style:column-width="16.909cm" style:rel-column-width="65535*"/>
    </style:style>
    <style:style style:name="Table26.A1" style:family="table-cell">
      <style:table-cell-properties fo:padding="0.097cm" fo:border="0.002cm solid #000000"/>
    </style:style>
    <style:style style:name="Table56" style:family="table">
      <style:table-properties style:width="17cm" table:align="margins"/>
    </style:style>
    <style:style style:name="Table56.A" style:family="table-column">
      <style:table-column-properties style:column-width="2.118cm" style:rel-column-width="8168*"/>
    </style:style>
    <style:style style:name="Table56.B" style:family="table-column">
      <style:table-column-properties style:column-width="2.092cm" style:rel-column-width="8066*"/>
    </style:style>
    <style:style style:name="Table56.C" style:family="table-column">
      <style:table-column-properties style:column-width="2.141cm" style:rel-column-width="8257*"/>
    </style:style>
    <style:style style:name="Table56.D" style:family="table-column">
      <style:table-column-properties style:column-width="2.646cm" style:rel-column-width="10202*"/>
    </style:style>
    <style:style style:name="Table56.E" style:family="table-column">
      <style:table-column-properties style:column-width="8.001cm" style:rel-column-width="30842*"/>
    </style:style>
    <style:style style:name="Table56.A1" style:family="table-cell">
      <style:table-cell-properties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56.E1" style:family="table-cell">
      <style:table-cell-properties fo:background-color="#e6e6e6" fo:padding="0cm" fo:border="0.002cm solid #000000">
        <style:background-image/>
      </style:table-cell-properties>
    </style:style>
    <style:style style:name="Table56.A2" style:family="table-cell">
      <style:table-cell-properties fo:padding="0cm" fo:border-left="0.002cm solid #000000" fo:border-right="none" fo:border-top="none" fo:border-bottom="0.002cm solid #000000"/>
    </style:style>
    <style:style style:name="Table56.E2" style:family="table-cell">
      <style:table-cell-properties fo:padding="0cm" fo:border-left="0.002cm solid #000000" fo:border-right="0.002cm solid #000000" fo:border-top="none" fo:border-bottom="0.002cm solid #000000"/>
    </style:style>
    <style:style style:name="Table77" style:family="table" style:master-page-name="">
      <style:table-properties style:width="16.946cm" fo:margin-left="0.048cm" fo:margin-right="0.007cm" style:page-number="0" table:align="margins"/>
    </style:style>
    <style:style style:name="Table77.A" style:family="table-column">
      <style:table-column-properties style:column-width="16.946cm" style:rel-column-width="65535*"/>
    </style:style>
    <style:style style:name="Table77.A1" style:family="table-cell">
      <style:table-cell-properties fo:padding="0.097cm" fo:border="0.002cm solid #000000"/>
    </style:style>
    <style:style style:name="Table78" style:family="table" style:master-page-name="">
      <style:table-properties style:width="16.946cm" fo:margin-left="0.048cm" fo:margin-right="0.007cm" style:page-number="0" table:align="margins"/>
    </style:style>
    <style:style style:name="Table78.A" style:family="table-column">
      <style:table-column-properties style:column-width="16.946cm" style:rel-column-width="65535*"/>
    </style:style>
    <style:style style:name="Table78.A1" style:family="table-cell">
      <style:table-cell-properties fo:padding="0.097cm" fo:border="0.002cm solid #000000"/>
    </style:style>
    <style:style style:name="Table79" style:family="table">
      <style:table-properties style:width="17cm" table:align="margins"/>
    </style:style>
    <style:style style:name="Table79.A" style:family="table-column">
      <style:table-column-properties style:column-width="3.224cm" style:rel-column-width="12432*"/>
    </style:style>
    <style:style style:name="Table79.B" style:family="table-column">
      <style:table-column-properties style:column-width="13.776cm" style:rel-column-width="53103*"/>
    </style:style>
    <style:style style:name="Table79.A1" style:family="table-cell">
      <style:table-cell-properties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79.B1" style:family="table-cell">
      <style:table-cell-properties fo:background-color="#e6e6e6" fo:padding="0cm" fo:border="0.002cm solid #000000">
        <style:background-image/>
      </style:table-cell-properties>
    </style:style>
    <style:style style:name="Table79.A2" style:family="table-cell">
      <style:table-cell-properties fo:padding="0cm" fo:border-left="0.002cm solid #000000" fo:border-right="none" fo:border-top="none" fo:border-bottom="0.002cm solid #000000"/>
    </style:style>
    <style:style style:name="Table79.B2" style:family="table-cell">
      <style:table-cell-properties fo:padding="0cm" fo:border-left="0.002cm solid #000000" fo:border-right="0.002cm solid #000000" fo:border-top="none" fo:border-bottom="0.002cm solid #000000"/>
    </style:style>
    <style:style style:name="Table80" style:family="table">
      <style:table-properties style:width="17cm" table:align="margins"/>
    </style:style>
    <style:style style:name="Table80.A" style:family="table-column">
      <style:table-column-properties style:column-width="17cm" style:rel-column-width="65535*"/>
    </style:style>
    <style:style style:name="Table80.A1" style:family="table-cell">
      <style:table-cell-properties fo:padding="0.097cm" fo:border="0.002cm solid #000000"/>
    </style:style>
    <style:style style:name="Table81" style:family="table">
      <style:table-properties style:width="17cm" table:align="margins"/>
    </style:style>
    <style:style style:name="Table81.A" style:family="table-column">
      <style:table-column-properties style:column-width="2.094cm" style:rel-column-width="8072*"/>
    </style:style>
    <style:style style:name="Table81.B" style:family="table-column">
      <style:table-column-properties style:column-width="11.762cm" style:rel-column-width="45342*"/>
    </style:style>
    <style:style style:name="Table81.C" style:family="table-column">
      <style:table-column-properties style:column-width="3.145cm" style:rel-column-width="12121*"/>
    </style:style>
    <style:style style:name="Table81.A1" style:family="table-cell">
      <style:table-cell-properties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#e6e6e6" fo:padding="0cm" fo:border="0.002cm solid #000000">
        <style:background-image/>
      </style:table-cell-properties>
    </style:style>
    <style:style style:name="Table81.A2" style:family="table-cell">
      <style:table-cell-properties fo:padding="0cm" fo:border-left="0.002cm solid #000000" fo:border-right="none" fo:border-top="none" fo:border-bottom="0.002cm solid #000000"/>
    </style:style>
    <style:style style:name="Table81.C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size-asian="11pt" style:font-size-complex="11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style:font-name="FreeMono" fo:font-size="9pt" style:font-size-asian="9pt" style:font-size-complex="9pt"/>
    </style:style>
    <style:style style:name="P10" style:family="paragraph" style:parent-style-name="Text_20_body">
      <style:paragraph-properties fo:text-align="start" style:justify-single-word="false"/>
      <style:text-properties style:font-name="FreeMono" fo:font-size="9pt" style:font-size-asian="9pt" style:font-size-complex="9pt"/>
    </style:style>
    <style:style style:name="P11" style:family="paragraph" style:parent-style-name="Text_20_body">
      <style:paragraph-properties fo:margin-left="0cm" fo:margin-right="0.009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text-properties style:font-name="FreeMono" fo:font-size="9pt" style:font-size-asian="9pt" style:font-size-complex="9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Text_20_body">
      <style:text-properties style:font-name="FreeMono" fo:font-size="9pt" style:font-size-asian="9pt" style:font-size-complex="9pt"/>
    </style:style>
    <style:style style:name="P17" style:family="paragraph" style:parent-style-name="Text_20_body" style:list-style-name="L1">
      <style:paragraph-properties fo:margin-left="-1.251cm" fo:margin-right="0.009cm" fo:margin-top="0cm" fo:margin-bottom="0.212cm" fo:text-align="justify" style:justify-single-word="false" fo:text-indent="0cm" style:auto-text-indent="false"/>
    </style:style>
    <style:style style:name="P18" style:family="paragraph" style:parent-style-name="Text_20_body" style:list-style-name="L1">
      <style:paragraph-properties fo:margin-left="0cm" fo:margin-right="0.009cm" fo:margin-top="0cm" fo:margin-bottom="0.212cm" fo:text-align="justify" style:justify-single-word="false" fo:text-indent="0cm" style:auto-text-indent="false"/>
    </style:style>
    <style:style style:name="P19" style:family="paragraph" style:parent-style-name="Text_20_body" style:list-style-name="L2">
      <style:paragraph-properties fo:margin-left="0cm" fo:margin-right="0.009cm" fo:text-align="justify" style:justify-single-word="false" fo:text-indent="0cm" style:auto-text-indent="false"/>
    </style:style>
    <style:style style:name="P20" style:family="paragraph" style:parent-style-name="Text_20_body" style:list-style-name="L1">
      <style:paragraph-properties fo:margin-top="0cm" fo:margin-bottom="0.212cm"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background-color="transparent"/>
    </style:style>
    <style:style style:name="P22" style:family="paragraph" style:parent-style-name="Title" style:master-page-name="portada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ubject>Activae</text:subject></text:p>
      <text:p text:style-name="Subtitle">INFORME PRUEBAS DE DESARROLL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ootnote"><text:keywords>v01r00</text:keywords></text:p>
      <text:p text:style-name="Footnote">Fecha:25/05/2010</text:p>
      <text:p text:style-name="P15"/>
      <text:p text:style-name="Hoja_20_de_20_control">HOJA DE CONTROL</text:p>
      <text:p text:style-name="Text_20_body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3">Título</text:p>
          </table:table-cell>
          <table:table-cell table:style-name="Tabla11.B1" table:number-columns-spanned="3" office:value-type="string">
            <text:p text:style-name="P3"><text:subject>Activae</text:subject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Entregable</text:p>
          </table:table-cell>
          <table:table-cell table:style-name="Tabla11.B2" table:number-columns-spanned="3" office:value-type="string">
            <text:p text:style-name="P3"><text:title>Informe Pruebas de Desarrollo</text:title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Nombre del fichero</text:p>
          </table:table-cell>
          <table:table-cell table:style-name="Tabla11.B2" table:number-columns-spanned="3" office:value-type="string">
            <text:p text:style-name="P3"><text:file-name text:display="name-and-extension">5_Informe pruebas de desarrollo.odt</text:file-name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Autor</text:p>
          </table:table-cell>
          <table:table-cell table:style-name="Tabla1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Versión/Edición</text:p>
          </table:table-cell>
          <table:table-cell table:style-name="Tabla11.B5" office:value-type="string">
            <text:p text:style-name="P3"><text:keywords>v01r00</text:keywords></text:p>
          </table:table-cell>
          <table:table-cell table:style-name="Tabla11.C5" office:value-type="string">
            <text:p text:style-name="P3">Fecha Versión</text:p>
          </table:table-cell>
          <table:table-cell table:style-name="Tabla11.B2" office:value-type="string">
            <text:p text:style-name="P3">25/05/2010</text:p>
          </table:table-cell>
        </table:table-row>
        <table:table-row>
          <table:table-cell table:style-name="Tabla11.A2" office:value-type="string">
            <text:p text:style-name="P3">Aprobado por</text:p>
          </table:table-cell>
          <table:table-cell table:style-name="Tabla11.B5" office:value-type="string">
            <text:p text:style-name="P3"/>
          </table:table-cell>
          <table:table-cell table:style-name="Tabla11.C5" office:value-type="string">
            <text:p text:style-name="P3">Fecha Aprobación</text:p>
          </table:table-cell>
          <table:table-cell table:style-name="Tabla11.B2" office:value-type="string">
            <text:p text:style-name="P3">25/05/2010</text:p>
          </table:table-cell>
        </table:table-row>
        <table:table-row>
          <table:table-cell table:style-name="Tabla11.B5" office:value-type="string">
            <text:p text:style-name="P3"/>
          </table:table-cell>
          <table:table-cell table:style-name="Tabla11.B5" office:value-type="string">
            <text:p text:style-name="P3"/>
          </table:table-cell>
          <table:table-cell table:style-name="Tabla11.C5" office:value-type="string">
            <text:p text:style-name="P3">Nº Total de páginas</text:p>
          </table:table-cell>
          <table:table-cell table:style-name="Tabla11.B2" office:value-type="string">
            <text:p text:style-name="P3"><text:page-count>37</text:page-count></text:p>
          </table:table-cell>
        </table:table-row>
      </table:table>
      <text:p text:style-name="Standard"/>
      <text:p text:style-name="Standard"/>
      <text:p text:style-name="Standard">REGISTRO DE CAMBIOS</text:p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4">Versión</text:p>
          </table:table-cell>
          <table:table-cell table:style-name="Tabla12.A1" office:value-type="string">
            <text:p text:style-name="P4">Causa del cambio</text:p>
          </table:table-cell>
          <table:table-cell table:style-name="Tabla12.A1" office:value-type="string">
            <text:p text:style-name="P4">Responsable de cambio</text:p>
          </table:table-cell>
          <table:table-cell table:style-name="Tabla12.A1" office:value-type="string">
            <text:p text:style-name="P4">Área</text:p>
          </table:table-cell>
          <table:table-cell table:style-name="Tabla12.E1" office:value-type="string">
            <text:p text:style-name="P4">Fecha</text:p>
          </table:table-cell>
        </table:table-row>
        <table:table-row>
          <table:table-cell table:style-name="Tabla12.A2" office:value-type="string">
            <text:p text:style-name="Table_20_Contents">V01r00</text:p>
          </table:table-cell>
          <table:table-cell table:style-name="Tabla12.A2" office:value-type="string">
            <text:p text:style-name="Table_20_Contents">Versión inicial</text:p>
          </table:table-cell>
          <table:table-cell table:style-name="Tabla12.A2" office:value-type="string">
            <text:p text:style-name="Table_20_Contents">Taher Shihadeh</text:p>
          </table:table-cell>
          <table:table-cell table:style-name="Tabla12.A2" office:value-type="string">
            <text:p text:style-name="Table_20_Contents">Ingeniería</text:p>
          </table:table-cell>
          <table:table-cell table:style-name="Tabla12.E2" office:value-type="string">
            <text:p text:style-name="Table_20_Contents">17/05/2010</text:p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E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CONTROL DE DISTRIBUCIÓN</text:p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4">Nombre y Apellidos</text:p>
          </table:table-cell>
          <table:table-cell table:style-name="Tabla13.A1" office:value-type="string">
            <text:p text:style-name="P4">Cargo</text:p>
          </table:table-cell>
          <table:table-cell table:style-name="Tabla13.A1" office:value-type="string">
            <text:p text:style-name="P4">Área</text:p>
          </table:table-cell>
          <table:table-cell table:style-name="Tabla13.D1" office:value-type="string">
            <text:p text:style-name="P4">Nº Copias</text:p>
          </table:table-cell>
        </table:table-row>
        <table:table-row>
          <table:table-cell table:style-name="Tabla13.A2" office:value-type="string">
            <text:p text:style-name="Table_20_Contents">Equipo de trabajo &lt;dam@cenatic.es&gt;</text:p>
          </table:table-cell>
          <table:table-cell table:style-name="Tabla13.A2" office:value-type="string">
            <text:p text:style-name="Table_20_Contents"/>
          </table:table-cell>
          <table:table-cell table:style-name="Tabla13.A2" office:value-type="string">
            <text:p text:style-name="Table_20_Contents"/>
          </table:table-cell>
          <table:table-cell table:style-name="Tabla13.D2" office:value-type="string">
            <text:p text:style-name="Table_20_Contents">1</text:p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A2" office:value-type="string">
            <text:p text:style-name="Table_20_Contents"/>
          </table:table-cell>
          <table:table-cell table:style-name="Tabla13.A2" office:value-type="string">
            <text:p text:style-name="Table_20_Contents"/>
          </table:table-cell>
          <table:table-cell table:style-name="Tabla13.D2" office:value-type="string">
            <text:p text:style-name="Table_20_Contents"/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A2" office:value-type="string">
            <text:p text:style-name="Table_20_Contents"/>
          </table:table-cell>
          <table:table-cell table:style-name="Tabla13.A2" office:value-type="string">
            <text:p text:style-name="Table_20_Contents"/>
          </table:table-cell>
          <table:table-cell table:style-name="Tabla13.D2" office:value-type="string">
            <text:p text:style-name="Table_20_Contents"/>
          </table:table-cell>
        </table:table-row>
      </table:table>
      <text:p text:style-name="Standard"/>
      <text:p text:style-name="Text_20_body"/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3"><text:a xlink:type="simple" xlink:href="#__RefHeading__8835_666899398">1 DATOS DE LAS PRUEBAS<text:tab/>5</text:a></text:p>
          <text:p text:style-name="P13"><text:a xlink:type="simple" xlink:href="#__RefHeading__8837_666899398">2 PLAN DE PRUEBAS UNITARIAS<text:tab/>6</text:a></text:p>
          <text:p text:style-name="P14"><text:a xlink:type="simple" xlink:href="#__RefHeading__8839_666899398">2.1 Comprobación ACL<text:tab/>6</text:a></text:p>
          <text:p text:style-name="P14"><text:a xlink:type="simple" xlink:href="#__RefHeading__8841_666899398">2.2 Comprobación API búsquedas<text:tab/>7</text:a></text:p>
          <text:p text:style-name="P14"><text:a xlink:type="simple" xlink:href="#__RefHeading__8843_666899398">2.3 Comprobación clase Asset<text:tab/>8</text:a></text:p>
          <text:p text:style-name="P14"><text:a xlink:type="simple" xlink:href="#__RefHeading__8845_666899398">2.4 Comprobación de validación usuarios<text:tab/>9</text:a></text:p>
          <text:p text:style-name="P14"><text:a xlink:type="simple" xlink:href="#__RefHeading__8847_666899398">2.5 Comprobación de gestión de favoritos<text:tab/>10</text:a></text:p>
          <text:p text:style-name="P14"><text:a xlink:type="simple" xlink:href="#__RefHeading__8849_666899398">2.6 Comprobación clase Collection<text:tab/>10</text:a></text:p>
          <text:p text:style-name="P14"><text:a xlink:type="simple" xlink:href="#__RefHeading__8851_666899398">2.7 Comprobación de ComboboxSQL, extensión de CTK<text:tab/>11</text:a></text:p>
          <text:p text:style-name="P14"><text:a xlink:type="simple" xlink:href="#__RefHeading__8853_666899398">2.8 Comprobación de la capa de abstracción de MySQL<text:tab/>11</text:a></text:p>
          <text:p text:style-name="P14"><text:a xlink:type="simple" xlink:href="#__RefHeading__8855_666899398">2.9 Comprobación de operaciones sobre ficheros adjuntos<text:tab/>12</text:a></text:p>
          <text:p text:style-name="P14"><text:a xlink:type="simple" xlink:href="#__RefHeading__8857_666899398">2.10 Comprobación de operaciones sobre formatos<text:tab/>12</text:a></text:p>
          <text:p text:style-name="P14"><text:a xlink:type="simple" xlink:href="#__RefHeading__8859_666899398">2.11 Comprobación de trabajo con licencias<text:tab/>13</text:a></text:p>
          <text:p text:style-name="P14"><text:a xlink:type="simple" xlink:href="#__RefHeading__8861_666899398">2.12 Comprobación clase Menu<text:tab/>13</text:a></text:p>
          <text:p text:style-name="P14"><text:a xlink:type="simple" xlink:href="#__RefHeading__8863_666899398">2.13 Comprobación de operaciones de activo<text:tab/>14</text:a></text:p>
          <text:p text:style-name="P14"><text:a xlink:type="simple" xlink:href="#__RefHeading__8865_666899398">2.14 Comprobación de operaciones de colección<text:tab/>14</text:a></text:p>
          <text:p text:style-name="P14"><text:a xlink:type="simple" xlink:href="#__RefHeading__8867_666899398">2.15 Comprobación del motor de búsquedas<text:tab/>15</text:a></text:p>
          <text:p text:style-name="P14"><text:a xlink:type="simple" xlink:href="#__RefHeading__8869_666899398">2.16 Comprobación de gestión de ACL<text:tab/>16</text:a></text:p>
          <text:p text:style-name="P14"><text:a xlink:type="simple" xlink:href="#__RefHeading__8871_666899398">2.17 Comprobación de gestión de formatos<text:tab/>17</text:a></text:p>
          <text:p text:style-name="P14"><text:a xlink:type="simple" xlink:href="#__RefHeading__8873_666899398">2.18 Comprobación de gestión de licencias<text:tab/>17</text:a></text:p>
          <text:p text:style-name="P14"><text:a xlink:type="simple" xlink:href="#__RefHeading__8875_666899398">2.19 Comprobación de gestión de perfiles<text:tab/>17</text:a></text:p>
          <text:p text:style-name="P14"><text:a xlink:type="simple" xlink:href="#__RefHeading__8877_666899398">2.20 Comprobación de gestión de la plataforma<text:tab/>18</text:a></text:p>
          <text:p text:style-name="P14"><text:a xlink:type="simple" xlink:href="#__RefHeading__8879_666899398">2.21 Comprobación de gestión de tipos de activo<text:tab/>18</text:a></text:p>
          <text:p text:style-name="P14"><text:a xlink:type="simple" xlink:href="#__RefHeading__8881_666899398">2.22 Comprobación de gestión de usuarios<text:tab/>19</text:a></text:p>
          <text:p text:style-name="P14"><text:a xlink:type="simple" xlink:href="#__RefHeading__8883_666899398">2.23 Comprobación de creación de activos<text:tab/>19</text:a></text:p>
          <text:p text:style-name="P14"><text:a xlink:type="simple" xlink:href="#__RefHeading__8885_666899398">2.24 Comprobación de gestión de activos<text:tab/>19</text:a></text:p>
          <text:p text:style-name="P14"><text:a xlink:type="simple" xlink:href="#__RefHeading__8887_666899398">2.25 Comprobación de gestión de favoritos<text:tab/>20</text:a></text:p>
          <text:p text:style-name="P14"><text:a xlink:type="simple" xlink:href="#__RefHeading__8889_666899398">2.26 Comprobación de gestión de colecciones<text:tab/>20</text:a></text:p>
          <text:p text:style-name="P14"><text:a xlink:type="simple" xlink:href="#__RefHeading__8891_666899398">2.27 Comprobación de consumo de activos<text:tab/>21</text:a></text:p>
          <text:p text:style-name="P14"><text:a xlink:type="simple" xlink:href="#__RefHeading__8893_666899398">2.28 Comprobación de inicio<text:tab/>21</text:a></text:p>
          <text:p text:style-name="P14"><text:a xlink:type="simple" xlink:href="#__RefHeading__8895_666899398">2.29 Comprobación de validación de usuarios<text:tab/>22</text:a></text:p>
          <text:p text:style-name="P14"><text:a xlink:type="simple" xlink:href="#__RefHeading__8897_666899398">2.30 Comprobación de búsquedas<text:tab/>22</text:a></text:p>
          <text:p text:style-name="P14"><text:a xlink:type="simple" xlink:href="#__RefHeading__8899_666899398">2.31 Comprobación la clase Page<text:tab/>22</text:a></text:p>
          <text:p text:style-name="P14"><text:a xlink:type="simple" xlink:href="#__RefHeading__8901_666899398">2.32 Comprobación de reportes<text:tab/>23</text:a></text:p>
          <text:p text:style-name="P14"><text:a xlink:type="simple" xlink:href="#__RefHeading__8903_666899398">2.33 Comprobación de transmisión de activos desde la plataforma<text:tab/>23</text:a></text:p>
          <text:p text:style-name="P14"><text:a xlink:type="simple" xlink:href="#__RefHeading__8905_666899398">2.34 Comprobación de gestión de transcodificaciones<text:tab/>23</text:a></text:p>
          <text:p text:style-name="P14"><text:a xlink:type="simple" xlink:href="#__RefHeading__8907_666899398">2.35 Comprobación de transmisión de archivos hacia la plataforma<text:tab/>24</text:a></text:p>
          <text:p text:style-name="P14"><text:a xlink:type="simple" xlink:href="#__RefHeading__8909_666899398">2.36 Comprobación de operaciones con perfiles<text:tab/>25</text:a></text:p>
          <text:p text:style-name="P14"><text:a xlink:type="simple" xlink:href="#__RefHeading__8911_666899398">2.37 Comprobación de PropsAuto, extensión de CTK<text:tab/>25</text:a></text:p>
          <text:p text:style-name="P14"><text:a xlink:type="simple" xlink:href="#__RefHeading__8913_666899398">2.38 Comprobación de operaciones de roles<text:tab/>26</text:a></text:p>
          <text:p text:style-name="P14"><text:a xlink:type="simple" xlink:href="#__RefHeading__8915_666899398">2.39 Comprobación de operaciones con tipos<text:tab/>26</text:a></text:p>
          <text:p text:style-name="P14"><text:soft-page-break/><text:a xlink:type="simple" xlink:href="#__RefHeading__8917_666899398">2.40 Comprobación de operativa de procesamiento de envíos<text:tab/>27</text:a></text:p>
          <text:p text:style-name="P14"><text:a xlink:type="simple" xlink:href="#__RefHeading__8919_666899398">2.41 Comprobación de utilidades diversas<text:tab/>27</text:a></text:p>
          <text:p text:style-name="P14"><text:a xlink:type="simple" xlink:href="#__RefHeading__8921_666899398">2.42 Comprobación de validación de entradas<text:tab/>27</text:a></text:p>
          <text:p text:style-name="P14"><text:a xlink:type="simple" xlink:href="#__RefHeading__8923_666899398">2.43 Comprobación de clases para interfaces ACL<text:tab/>28</text:a></text:p>
          <text:p text:style-name="P14"><text:a xlink:type="simple" xlink:href="#__RefHeading__8925_666899398">2.44 Comprobación de clases para interfaces de activos<text:tab/>29</text:a></text:p>
          <text:p text:style-name="P14"><text:a xlink:type="simple" xlink:href="#__RefHeading__8927_666899398">2.45 Comprobación de clases para interfaces de colecciones<text:tab/>29</text:a></text:p>
          <text:p text:style-name="P14"><text:a xlink:type="simple" xlink:href="#__RefHeading__8929_666899398">2.46 Comprobación de clases para interfaces de consumo<text:tab/>30</text:a></text:p>
          <text:p text:style-name="P14"><text:a xlink:type="simple" xlink:href="#__RefHeading__8931_666899398">2.47 Comprobación de clases para interfaces de búsqueda<text:tab/>31</text:a></text:p>
          <text:p text:style-name="P14"><text:a xlink:type="simple" xlink:href="#__RefHeading__8933_666899398">2.48 Comprobación de metaclase para interfaces<text:tab/>31</text:a></text:p>
          <text:p text:style-name="P14"><text:a xlink:type="simple" xlink:href="#__RefHeading__8935_666899398">2.49 Comprobación del gestor de Workflows<text:tab/>32</text:a></text:p>
          <text:p text:style-name="P14"><text:a xlink:type="simple" xlink:href="#__RefHeading__8937_666899398">2.50 Comprobación de workflows implementados<text:tab/>32</text:a></text:p>
          <text:p text:style-name="P14"><text:a xlink:type="simple" xlink:href="#__RefHeading__8939_666899398">2.51 Comprobación de la cola de transcodificación<text:tab/>32</text:a></text:p>
          <text:p text:style-name="P13"><text:a xlink:type="simple" xlink:href="#__RefHeading__8941_666899398">3 PLAN DE PRUEBAS DE INTEGRACIÓN<text:tab/>33</text:a></text:p>
          <text:p text:style-name="P13"><text:a xlink:type="simple" xlink:href="#__RefHeading__8943_666899398">4 INCIDENCIAS DETECTADAS<text:tab/>34</text:a></text:p>
          <text:p text:style-name="P13"><text:a xlink:type="simple" xlink:href="#__RefHeading__8945_666899398">5 ANEXOS<text:tab/>35</text:a></text:p>
          <text:p text:style-name="P13"><text:a xlink:type="simple" xlink:href="#__RefHeading__8947_666899398">6 GLOSARIO<text:tab/>36</text:a></text:p>
          <text:p text:style-name="P13"><text:a xlink:type="simple" xlink:href="#__RefHeading__8949_666899398">7 BIBLIOGRAFÍA Y REFERENCIAS<text:tab/>37</text:a></text:p>
        </text:index-body>
      </text:table-of-content>
      <text:p text:style-name="Text_20_body"/>
      <text:h text:style-name="Heading_20_1" text:outline-level="1"><text:bookmark text:name="__RefHeading__8835_666899398"/>DATOS DE LAS PRUEBAS<text:bookmark-end text:name="__RefHeading__8835_666899398"/></text:h>
      <text:p text:style-name="Text_20_body">&lt;Introduzca contenido y elimine cuadro adjunto&gt;</text:p>
      <text:p text:style-name="P8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En este punto se incluirán, a modo de cabecera, los datos más relevantes de las pruebas: las fechas en las que se desarrollaron, el sistema que fue probado, el entorno donde se probó, el tipo de prueba realizada y un responsable de las pruebas.</text:p>
          </table:table-cell>
        </table:table-row>
      </table:table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Fechas (Desde / Hasta):</text:p>
          </table:table-cell>
          <table:table-cell table:style-name="Tabla1.B1" office:value-type="string">
            <text:p text:style-name="Table_20_Contents">DDMMAAAA / DDMMAAAA</text:p>
          </table:table-cell>
        </table:table-row>
        <table:table-row>
          <table:table-cell table:style-name="Tabla1.A2" office:value-type="string">
            <text:p text:style-name="P3">Sistem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Entorno:</text:p>
          </table:table-cell>
          <table:table-cell table:style-name="Tabla1.B2" office:value-type="string">
            <text:p text:style-name="Table_20_Contents">GNU/Linux 2.6.31 32bit</text:p>
          </table:table-cell>
        </table:table-row>
        <table:table-row>
          <table:table-cell table:style-name="Tabla1.A2" office:value-type="string">
            <text:p text:style-name="P3">Tipo de prueb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Responsable:</text:p>
          </table:table-cell>
          <table:table-cell table:style-name="Tabla1.B2" office:value-type="string">
            <text:p text:style-name="Table_20_Contents">Taher Shihadeh / Ingeniería</text:p>
          </table:table-cell>
        </table:table-row>
      </table:table>
      <text:p text:style-name="Text_20_body"/>
      <text:h text:style-name="Heading_20_1" text:outline-level="1"><text:bookmark text:name="__RefHeading__8837_666899398"/>PLAN DE PRUEBAS UNITARIAS<text:bookmark-end text:name="__RefHeading__8837_666899398"/></text:h>
      <text:p text:style-name="Text_20_body">Se sigue el plan de pruebas especificado en el documento “4_Plan pruebas unitarias.odt”, referente a la ejecución y resultados esperados de las baterías de pruebas integradas en cada uno de los componentes de la plataforma Activae.</text:p>
      <text:h text:style-name="Heading_20_2" text:outline-level="2"><text:bookmark text:name="__RefHeading__8839_666899398"/>Comprobación ACL<text:bookmark-end text:name="__RefHeading__8839_666899398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Resultado ciclo 1</text:p>
          </table:table-cell>
        </table:table-row>
        <table:table-row>
          <table:table-cell table:style-name="Table1.A2" office:value-type="string">
            <text:p text:style-name="P9">$ python ACL.py admin 1 1 </text:p>
            <text:p text:style-name="P9">#1 ACL() --&gt; OK </text:p>
            <text:p text:style-name="P9">#2 ACL().acl_asset (asset_id, summarize = False) --&gt; OK </text:p>
            <text:p text:style-name="P9">#3 ACL().acl_asset (asset_id, summarize = True) --&gt; OK </text:p>
            <text:p text:style-name="P9">#4 ACL().compact_acl (asset_acl_full) --&gt; OK </text:p>
            <text:p text:style-name="P9">#5 ACL().acl_asset (collection_id, summarize = False) --&gt; OK </text:p>
            <text:p text:style-name="P9">#6 ACL().acl_asset (collection_id, summarize = True) --&gt; OK </text:p>
            <text:p text:style-name="P9">#7 ACL().compact_acl (collection_acl_full) --&gt; OK </text:p>
            <text:p text:style-name="P9">#8 ACL().filter_assets (ad, [asset_id]) --&gt; OK </text:p>
            <text:p text:style-name="P9">#9 ACL().filter_assets (ed, [asset_id]) --&gt; OK </text:p>
            <text:p text:style-name="P9">#10 ACL().filter_assets (rm, [asset_id]) --&gt; OK </text:p>
            <text:p text:style-name="P9">#11 ACL().filter_assets (co, [asset_id]) --&gt; OK </text:p>
            <text:p text:style-name="P9">#12 ACL().filter_collections (ad, [collection_id]) --&gt; OK </text:p>
            <text:p text:style-name="P9">#13 ACL().filter_collections (ed, [collection_id]) --&gt; OK </text:p>
            <text:p text:style-name="P9">#14 ACL().filter_collections (rm, [collection_id]) --&gt; OK </text:p>
            <text:p text:style-name="P10">#15 ACL().filter_collections (co, [collection_id]) --&gt; OK </text:p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Resultado ciclo 2</text:p>
          </table:table-cell>
        </table:table-row>
        <table:table-row>
          <table:table-cell table:style-name="Table2.A2" office:value-type="string">
            <text:p text:style-name="P9">$ python ACL.py consumer 2 3 </text:p>
            <text:p text:style-name="P9">#1 ACL() --&gt; OK </text:p>
            <text:p text:style-name="P9">#2 ACL().acl_asset (asset_id, summarize = False) --&gt; OK </text:p>
            <text:p text:style-name="P9">#3 ACL().acl_asset (asset_id, summarize = True) --&gt; OK </text:p>
            <text:p text:style-name="P9">#4 ACL().compact_acl (asset_acl_full) --&gt; OK </text:p>
            <text:p text:style-name="P9">#5 ACL().acl_asset (collection_id, summarize = False) --&gt; OK </text:p>
            <text:p text:style-name="P9">#6 ACL().acl_asset (collection_id, summarize = True) --&gt; OK </text:p>
            <text:p text:style-name="P9">#7 ACL().compact_acl (collection_acl_full) --&gt; OK </text:p>
            <text:p text:style-name="P9"><text:soft-page-break/>#8 ACL().filter_assets (ad, [asset_id]) --&gt; OK </text:p>
            <text:p text:style-name="P9">#9 ACL().filter_assets (ed, [asset_id]) --&gt; OK </text:p>
            <text:p text:style-name="P9">#10 ACL().filter_assets (rm, [asset_id]) --&gt; OK </text:p>
            <text:p text:style-name="P9">#11 ACL().filter_assets (co, [asset_id]) --&gt; OK </text:p>
            <text:p text:style-name="P9">#12 ACL().filter_collections (ad, [collection_id]) --&gt; OK </text:p>
            <text:p text:style-name="P9">#13 ACL().filter_collections (ed, [collection_id]) --&gt; OK </text:p>
            <text:p text:style-name="P9">#14 ACL().filter_collections (rm, [collection_id]) --&gt; OK </text:p>
            <text:p text:style-name="P9">#15 ACL().filter_collections (co, [collection_id]) --&gt; OK </text:p>
          </table:table-cell>
        </table:table-row>
      </table:table>
      <text:p text:style-name="Standard"/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Resultado ciclo 3</text:p>
          </table:table-cell>
        </table:table-row>
        <table:table-row>
          <table:table-cell table:style-name="Table3.A2" office:value-type="string">
            <text:p text:style-name="P9">$ python ACL.py inventado 1 1 </text:p>
            <text:p text:style-name="P9">Required test parameters: user asset_id collection_id </text:p>
          </table:table-cell>
        </table:table-row>
      </table:table>
      <text:p text:style-name="Standard"/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Resultado ciclo 4</text:p>
          </table:table-cell>
        </table:table-row>
        <table:table-row>
          <table:table-cell table:style-name="Table4.A2" office:value-type="string">
            <text:p text:style-name="P9">$ python ACL.py admin 1000 100 </text:p>
            <text:p text:style-name="P9">#1 ACL() --&gt; OK </text:p>
            <text:p text:style-name="P9">Traceback (most recent call last): </text:p>
            <text:p text:style-name="P9"><text:s text:c="2"/>File "ACL.py", line 446, in &lt;module&gt; </text:p>
            <text:p text:style-name="P9"><text:s text:c="4"/>test() </text:p>
            <text:p text:style-name="P9"><text:s text:c="2"/>File "ACL.py", line 405, in test </text:p>
            <text:p text:style-name="P9"><text:s text:c="4"/>assert asset_acl_full </text:p>
            <text:p text:style-name="P9">AssertionError </text:p>
          </table:table-cell>
        </table:table-row>
      </table:table>
      <text:p text:style-name="Standard"/>
      <text:h text:style-name="Heading_20_2" text:outline-level="2"><text:bookmark text:name="__RefHeading__8841_666899398"/>Comprobación API búsquedas<text:bookmark-end text:name="__RefHeading__8841_666899398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">Resultado ciclo 1</text:p>
          </table:table-cell>
        </table:table-row>
        <table:table-row>
          <table:table-cell table:style-name="Table5.A2" office:value-type="string">
            <text:p text:style-name="P9">$ python ActivaeXMLRPC.py --test </text:p>
            <text:p text:style-name="P9">Info: {'version': '0.1', 'name': 'Activae'} </text:p>
            <text:p text:style-name="P9">Pinging server http://127.0.0.1:8002/.. <text:s/>0.001 secs </text:p>
            <text:p text:style-name="P9">Pinging server http://127.0.0.1:8002/.. <text:s/>0.004 secs </text:p>
            <text:p text:style-name="P9">Pinging server http://127.0.0.1:8002/.. <text:s/>0.004 secs </text:p>
            <text:p text:style-name="P9">Pinging server http://127.0.0.1:8002/.. <text:s/>0.004 secs </text:p>
            <text:p text:style-name="P9">"Empty" exception, as expected </text:p>
            <text:p text:style-name="P9">"Invalid" exception, as expected </text:p>
            <text:p text:style-name="P9">Search results: [] </text:p>
            <text:p text:style-name="P9"><text:soft-page-break/>Search results: [1, 2, 3, 4, 5, 6, 7, 8, 9, 10, 11, 12, 13, 14, 15, 16, 17, 18, 19, 20, 21, 22, 23, 24, 25, 26, 27, 28, 29, 30, 31, 32, 33, 34, 35, 36, 37] </text:p>
            <text:p text:style-name="P9">"Invalid" exception, as expected </text:p>
            <text:p text:style-name="P9">Asset: 1 retrieved </text:p>
            <text:p text:style-name="P9">Asset: 2 retrieved </text:p>
            <text:p text:style-name="P9"/>
            <text:p text:style-name="P9">REPORT: All tests went well </text:p>
          </table:table-cell>
        </table:table-row>
      </table:table>
      <text:h text:style-name="Heading_20_2" text:outline-level="2"><text:bookmark text:name="__RefHeading__8843_666899398"/>Comprobación clase Asset<text:bookmark-end text:name="__RefHeading__8843_666899398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">Resultado ciclo 1</text:p>
          </table:table-cell>
        </table:table-row>
        <table:table-row>
          <table:table-cell table:style-name="Table6.A2" office:value-type="string">
            <text:p text:style-name="P9">$ python Asset.py 1 </text:p>
            <text:p text:style-name="P9">[...]</text:p>
            <text:p text:style-name="P9">Date Created: 2010-02-25 16:11:04 </text:p>
            <text:p text:style-name="P9">Publisher: admin </text:p>
            <text:p text:style-name="P9">Has Format: ogv </text:p>
            <text:p text:style-name="P9">Description: Ajatus lightning talk. FOSDEM 2008 </text:p>
            <text:p text:style-name="P9">Language: en </text:p>
            <text:p text:style-name="P9">Format: OGV </text:p>
            <text:p text:style-name="P9">Title: Ajatus </text:p>
            <text:p text:style-name="P9">Rights: CC-BY </text:p>
            <text:p text:style-name="P9">Creator: admin </text:p>
            <text:p text:style-name="P9">Extent: 00:00:12 </text:p>
            <text:p text:style-name="P9">Date: 2010-02-25 16:11:04 </text:p>
            <text:p text:style-name="P9">Is Format Of: 1 </text:p>
            <text:p text:style-name="P9">Identifier: 1 </text:p>
            <text:p text:style-name="P9">Type: Video </text:p>
            <text:p text:style-name="P9">Subject: FOSDEM 2008 </text:p>
          </table:table-cell>
        </table:table-row>
      </table:table>
      <text:p text:style-name="Standard"/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Resultado ciclo 2</text:p>
          </table:table-cell>
        </table:table-row>
        <table:table-row>
          <table:table-cell table:style-name="Table7.A2" office:value-type="string">
            <text:p text:style-name="P9">$ python Asset.py 50 </text:p>
            <text:p text:style-name="P9">[...]</text:p>
            <text:p text:style-name="P9">Date Created: 2010-03-03 11:07:39 </text:p>
            <text:p text:style-name="P9">Is Format Of: 50 </text:p>
            <text:p text:style-name="P9">Has Format: png </text:p>
            <text:p text:style-name="P9">Description: Amsterdam Library of Object Images </text:p>
            <text:p text:style-name="P9">Language: en </text:p>
            <text:p text:style-name="P9">Format: PNG </text:p>
            <text:p text:style-name="P9"><text:soft-page-break/>Title: ALOI 1 </text:p>
            <text:p text:style-name="P9">Rights: CC-BY-NC-ND </text:p>
            <text:p text:style-name="P9">Is Referenced By: 2 </text:p>
            <text:p text:style-name="P9">Creator: admin </text:p>
            <text:p text:style-name="P9">Relation: 38 </text:p>
            <text:p text:style-name="P9">[...]</text:p>
            <text:p text:style-name="P9">Relation: 262 </text:p>
            <text:p text:style-name="P9">Date: 2010-03-03 11:07:39 </text:p>
            <text:p text:style-name="P9">Identifier: 50 </text:p>
            <text:p text:style-name="P9">Type: Imagen </text:p>
            <text:p text:style-name="P9">Subject: Science </text:p>
          </table:table-cell>
        </table:table-row>
      </table:table>
      <text:p text:style-name="Standard"/>
      <text:h text:style-name="Heading_20_2" text:outline-level="2"><text:bookmark text:name="__RefHeading__8845_666899398"/>Comprobación de validación usuarios<text:bookmark-end text:name="__RefHeading__8845_666899398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Resultado ciclo 1</text:p>
          </table:table-cell>
        </table:table-row>
        <table:table-row>
          <table:table-cell table:style-name="Table8.A2" office:value-type="string">
            <text:p text:style-name="P9">$ python Auth.py admin </text:p>
            <text:p text:style-name="P9">#1 get_user("admin") --&gt; OK </text:p>
            <text:p text:style-name="P9">#2 Auth.is_logged_in() (not_logged) == False --&gt; OK </text:p>
            <text:p text:style-name="P9">#3 Auth.auth(phony_data) == False --&gt; OK </text:p>
            <text:p text:style-name="P9">#4 Auth.auth(valida_data) == True --&gt; OK </text:p>
            <text:p text:style-name="P9">#5 Auth.is_logged_in() (logged) == True --&gt; OK </text:p>
            <text:p text:style-name="P9">#6 Auth.deauth() (logged) == True --&gt; OK </text:p>
            <text:p text:style-name="P9">#7 Auth.is_logged_in() (not logged) == False --&gt; OK </text:p>
            <text:p text:style-name="P9">#8 get_users () --&gt; OK </text:p>
            <text:p text:style-name="P9">#9 get_user_id () --&gt; OK </text:p>
            <text:p text:style-name="P9">#10 get_user_name () --&gt; OK </text:p>
          </table:table-cell>
        </table:table-row>
      </table:table>
      <text:p text:style-name="Standard"/>
      <text:p text:style-name="Text_20_body"/>
      <table:table table:name="Table9" table:style-name="Table9">
        <table:table-column table:style-name="Table9.A"/>
        <table:table-row>
          <table:table-cell table:style-name="Table9.A1" office:value-type="string">
            <text:p text:style-name="P3">Resultado ciclo 2</text:p>
          </table:table-cell>
        </table:table-row>
        <table:table-row>
          <table:table-cell table:style-name="Table9.A2" office:value-type="string">
            <text:p text:style-name="P9">$ python Auth.py consumer </text:p>
            <text:p text:style-name="P9">#1 get_user("consumer") --&gt; OK </text:p>
            <text:p text:style-name="P9">#2 Auth.is_logged_in() (not_logged) == False --&gt; OK </text:p>
            <text:p text:style-name="P9">#3 Auth.auth(phony_data) == False --&gt; OK </text:p>
            <text:p text:style-name="P9">#4 Auth.auth(valida_data) == True --&gt; OK </text:p>
            <text:p text:style-name="P9">#5 Auth.is_logged_in() (logged) == True --&gt; OK </text:p>
            <text:p text:style-name="P9">#6 Auth.deauth() (logged) == True --&gt; OK </text:p>
            <text:p text:style-name="P9">#7 Auth.is_logged_in() (not logged) == False --&gt; OK </text:p>
            <text:p text:style-name="P9">#8 get_users () --&gt; OK </text:p>
            <text:p text:style-name="P9"><text:soft-page-break/>#9 get_user_id () --&gt; OK </text:p>
            <text:p text:style-name="P9">#10 get_user_name () --&gt; OK </text:p>
          </table:table-cell>
        </table:table-row>
      </table:table>
      <text:p text:style-name="Standard"/>
      <text:h text:style-name="Heading_20_2" text:outline-level="2"><text:bookmark text:name="__RefHeading__8847_666899398"/>Comprobación de gestión de favoritos<text:bookmark-end text:name="__RefHeading__8847_666899398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Resultado ciclo 1</text:p>
          </table:table-cell>
        </table:table-row>
        <table:table-row>
          <table:table-cell table:style-name="Table10.A2" office:value-type="string">
            <text:p text:style-name="P9">$ python Bookmark.py <text:s/>1 1 </text:p>
            <text:p text:style-name="P9">asset_id: 1, user_id: 1 </text:p>
            <text:p text:style-name="P9">Existing bookmarks [5] </text:p>
            <text:p text:style-name="P9">Adding <text:s text:c="2"/>bookmark ('1', '1') OK </text:p>
            <text:p text:style-name="P9">Checking bookmark ('1', '1') OK </text:p>
            <text:p text:style-name="P9">Deleting bookmark ('1', '1') OK </text:p>
          </table:table-cell>
        </table:table-row>
      </table:table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3">Resultado ciclo 2</text:p>
          </table:table-cell>
        </table:table-row>
        <table:table-row>
          <table:table-cell table:style-name="Table82.A2" office:value-type="string">
            <text:p text:style-name="P9">$ python Bookmark.py <text:s/>5 1 </text:p>
            <text:p text:style-name="P9">asset_id: 5, user_id: 1 </text:p>
            <text:p text:style-name="P9">Existing bookmarks [5] </text:p>
            <text:p text:style-name="P9">Bookmark ('5', '1') exists </text:p>
          </table:table-cell>
        </table:table-row>
      </table:table>
      <text:p text:style-name="Standard"/>
      <text:p text:style-name="Text_20_body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">Resultado ciclo 3</text:p>
          </table:table-cell>
        </table:table-row>
        <table:table-row>
          <table:table-cell table:style-name="Table83.A2" office:value-type="string">
            <text:p text:style-name="P9">$ python Bookmark.py <text:s/>5 2 </text:p>
            <text:p text:style-name="P9">asset_id: 5, user_id: 2 </text:p>
            <text:p text:style-name="P9">Existing bookmarks [] </text:p>
            <text:p text:style-name="P9">Adding <text:s text:c="2"/>bookmark ('5', '2') OK </text:p>
            <text:p text:style-name="P9">Checking bookmark ('5', '2') OK </text:p>
            <text:p text:style-name="P9">Deleting bookmark ('5', '2') OK </text:p>
          </table:table-cell>
        </table:table-row>
      </table:table>
      <text:p text:style-name="Standard"/>
      <text:p text:style-name="Text_20_body"/>
      <text:h text:style-name="Heading_20_2" text:outline-level="2"><text:bookmark text:name="__RefHeading__8849_666899398"/>Comprobación clase Collection<text:bookmark-end text:name="__RefHeading__8849_666899398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Resultado ciclo 1</text:p>
          </table:table-cell>
        </table:table-row>
        <table:table-row>
          <table:table-cell table:style-name="Table11.A2" office:value-type="string">
            <text:p text:style-name="P3">$ python Collection.py 1 </text:p>
            <text:p text:style-name="P3">…</text:p>
            <text:p text:style-name="P3">_assets: </text:p>
            <text:p text:style-name="P3"><text:soft-page-break/>[28, 29] </text:p>
            <text:p text:style-name="P5">...</text:p>
          </table:table-cell>
        </table:table-row>
      </table:table>
      <text:p text:style-name="Standard"/>
      <text:p text:style-name="Text_20_body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Resultado ciclo 2</text:p>
          </table:table-cell>
        </table:table-row>
        <table:table-row>
          <table:table-cell table:style-name="Table12.A2" office:value-type="string">
            <text:p text:style-name="P3">$ python Collection.py 2 </text:p>
            <text:p text:style-name="P3">…</text:p>
            <text:p text:style-name="P3">_assets: </text:p>
            <text:p text:style-name="P3">[38, 39, 40, 41, 42, 43, 44, 45, 46, 47, 48, 49, 50, 51, 52, 53, 54, 55, 56, 57, 58, 59, 60, 61, 62, 63, 64, 65, 66, 67, 68, 69, 70, 71, 72, 73, 74, 75, 76, 77, 78, 79, 80, 81, 82, 83, 84, 85, 86, 87, 88, 89, 90, 91, 92, 93, 94, 95, 96, 97, 98, 99, 100, 101, 102, 103, 104, 105, 106, 107, 108, 109, 110, 111, 112, 113, 114, 115, 116, 117, 118, 119, 120, 121, 122, 123, 124, 125, 126, 127, 128, 129, 130, 131, 132, 133, 134, 135, 136, 137, 138, 139, 140, 141, 142, 143, 144, 145, 146, 147, 148, 149, 150, 151, 152, 153, 154, 155, 156, 157, 158, 159, 160, 161, 162, 163, 164, 165, 166, 167, 168, 169, 170, 171, 172, 173, 174, 175, 176, 177, 178, 179, 180, 181, 182, 183, 184, 185, 186, 187, 188, 189, 190, 191, 192, 193, 194, 195, 196, 197, 198, 199, 200, 201, 202, 203, 204, 205, 206, 207, 208, 209, 210, 211, 212, 213, 214, 215, 216, 217, 218, 219, 220, 221, 222, 223, 224, 225, 226, 227, 228, 229, 230, 231, 232, 233, 234, 235, 236, 237, 238, 239, 240, 241, 242, 243, 244, 245, 246, 247, 248, 249, 250, 251, 252, 253, 254, 255, 256, 257, 258, 259, 260, 261, 262] </text:p>
            <text:p text:style-name="P5">...</text:p>
          </table:table-cell>
        </table:table-row>
      </table:table>
      <text:p text:style-name="Standard"/>
      <text:h text:style-name="Heading_20_2" text:outline-level="2"><text:bookmark text:name="__RefHeading__8851_666899398"/>Comprobación de ComboboxSQL, extensión de CTK<text:bookmark-end text:name="__RefHeading__8851_666899398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">Resultado ciclo 1</text:p>
          </table:table-cell>
        </table:table-row>
        <table:table-row>
          <table:table-cell table:style-name="Table13.A2" office:value-type="string">
            <text:p text:style-name="P9">$ python ComboboxSQL.py </text:p>
            <text:p text:style-name="P9">#1 ComboboxSQL (props, sql) OK </text:p>
            <text:p text:style-name="P9">#2 ComboboxSQL (props, sql) OK </text:p>
            <text:p text:style-name="P9">#3 ComboboxSQL () OK </text:p>
          </table:table-cell>
        </table:table-row>
      </table:table>
      <text:p text:style-name="Standard"/>
      <text:h text:style-name="Heading_20_2" text:outline-level="2"><text:bookmark text:name="__RefHeading__8853_666899398"/>Comprobación de la capa de abstracción de MySQL<text:bookmark-end text:name="__RefHeading__8853_666899398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Resultado ciclo 1</text:p>
          </table:table-cell>
        </table:table-row>
        <table:table-row>
          <table:table-cell table:style-name="Table14.A2" office:value-type="string">
            <text:p text:style-name="P9">$ python DBSlayer.py </text:p>
            <text:p text:style-name="P9">[{"RESULT":{"TYPES":["MYSQL_TYPE_VAR_STRING"],"HEADER":["Tables_in_activae"],"ROWS":[["acl_assets"],["acl_collections"],["asset_formats"],["asset_types"],["asset_versions"],["assets"],["bookmarks"],["children"],["collections"],["files"],["formats"],["fullsearch"],["licenses"],["parts"],["profiles"],["profiles_has_roles"],["replacements"],["sessions"],["transcode_targets"],["users"],["view_asset_formats"],["view_asset_lookup"],["view_asset_versions"]]}}] </text:p>
          </table:table-cell>
        </table:table-row>
      </table:table>
      <text:p text:style-name="Standard"/>
      <text:h text:style-name="Heading_20_2" text:outline-level="2"><text:bookmark text:name="__RefHeading__8855_666899398"/><text:soft-page-break/>Comprobación de operaciones sobre ficheros adjuntos<text:bookmark-end text:name="__RefHeading__8855_666899398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1">Resultado ciclo 1</text:p>
          </table:table-cell>
        </table:table-row>
        <table:table-row>
          <table:table-cell table:style-name="Table15.A2" office:value-type="string">
            <text:p text:style-name="P9">$ python File.py 100 </text:p>
            <text:p text:style-name="P9">Test asset modified: OK </text:p>
            <text:p text:style-name="P9">get_files_by_name: OK </text:p>
            <text:p text:style-name="P9">get_files_by_flag: OK </text:p>
            <text:p text:style-name="P9">update_files: OK </text:p>
            <text:p text:style-name="P9">Test asset restore: True </text:p>
          </table:table-cell>
        </table:table-row>
      </table:table>
      <text:p text:style-name="Standard"/>
      <text:p text:style-name="Text_20_body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1">Resultado ciclo 2</text:p>
          </table:table-cell>
        </table:table-row>
        <table:table-row>
          <table:table-cell table:style-name="Table16.A2" office:value-type="string">
            <text:p text:style-name="P9">$ python File.py 200 </text:p>
            <text:p text:style-name="P9">Test asset modified: OK </text:p>
            <text:p text:style-name="P9">get_files_by_name: OK </text:p>
            <text:p text:style-name="P9">get_files_by_flag: OK </text:p>
            <text:p text:style-name="P9">update_files: OK </text:p>
            <text:p text:style-name="P9">Test asset restore: True </text:p>
          </table:table-cell>
        </table:table-row>
      </table:table>
      <text:p text:style-name="Standard"/>
      <text:h text:style-name="Heading_20_2" text:outline-level="2"><text:bookmark text:name="__RefHeading__8857_666899398"/>Comprobación de operaciones sobre formatos<text:bookmark-end text:name="__RefHeading__8857_666899398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Resultado ciclo 1</text:p>
          </table:table-cell>
        </table:table-row>
        <table:table-row>
          <table:table-cell table:style-name="Table17.A2" office:value-type="string">
            <text:p text:style-name="P9">$ python Format.py 1 </text:p>
            <text:p text:style-name="P9">Formats: [{'lossy_flag': 1, 'id': 1, 'name': 'mp4'}, {'lossy_flag': 1, 'id': 2, 'name': 'mov'}, {'lossy_flag': 1, 'id': 3, 'name': 'ogv'}, {'lossy_flag': 0, 'id': 4, 'name': 'png'}, {'lossy_flag': 1, 'id': 5, 'name': 'jpg'}, {'lossy_flag': 1, 'id': 6, 'name': 'avi'}, {'lossy_flag': 1, 'id': 7, 'name': 'ogg'}, {'lossy_flag': 1, 'id': 8, 'name': 'mp3'}, {'lossy_flag': 1, 'id': 9, 'name': 'gif'}, {'lossy_flag': 1, 'id': 10, 'name': 'mpg'}] </text:p>
            <text:p text:style-name="P9"/>
            <text:p text:style-name="P9">This format: {'lossy_flag': 1, 'id': 1, 'name': 'mp4'} </text:p>
            <text:p text:style-name="P9"/>
            <text:p text:style-name="P9">format_id 1, format_name MP4 </text:p>
          </table:table-cell>
        </table:table-row>
      </table:table>
      <text:p text:style-name="Standard"/>
      <text:p text:style-name="Text_20_body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Resultado ciclo 1</text:p>
          </table:table-cell>
        </table:table-row>
        <table:table-row>
          <table:table-cell table:style-name="Table18.A2" office:value-type="string">
            <text:p text:style-name="P9">$ python Format.py 2 </text:p>
            <text:p text:style-name="P9">Formats: [{'lossy_flag': 1, 'id': 1, 'name': 'mp4'}, {'lossy_flag': 1, 'id': 2, 'name': 'mov'}, {'lossy_flag': 1, 'id': 3, 'name': 'ogv'}, {'lossy_flag': <text:soft-page-break/>0, 'id': 4, 'name': 'png'}, {'lossy_flag': 1, 'id': 5, 'name': 'jpg'}, {'lossy_flag': 1, 'id': 6, 'name': 'avi'}, {'lossy_flag': 1, 'id': 7, 'name': 'ogg'}, {'lossy_flag': 1, 'id': 8, 'name': 'mp3'}, {'lossy_flag': 1, 'id': 9, 'name': 'gif'}, {'lossy_flag': 1, 'id': 10, 'name': 'mpg'}] </text:p>
            <text:p text:style-name="P9"/>
            <text:p text:style-name="P9">This format: {'lossy_flag': 1, 'id': 2, 'name': 'mov'} </text:p>
            <text:p text:style-name="P9"/>
            <text:p text:style-name="P12">format_id 2, format_name MOV </text:p>
          </table:table-cell>
        </table:table-row>
      </table:table>
      <text:p text:style-name="Standard"/>
      <text:p text:style-name="Text_20_body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">Resultado ciclo 1</text:p>
          </table:table-cell>
        </table:table-row>
        <table:table-row>
          <table:table-cell table:style-name="Table19.A2" office:value-type="string">
            <text:p text:style-name="P12">$ python Format.py 3 </text:p>
            <text:p text:style-name="P9">Formats: [{'lossy_flag': 1, 'id': 1, 'name': 'mp4'}, {'lossy_flag': 1, 'id': 2, 'name': 'mov'}, {'lossy_flag': 1, 'id': 3, 'name': 'ogv'}, {'lossy_flag': 0, 'id': 4, 'name': 'png'}, {'lossy_flag': 1, 'id': 5, 'name': 'jpg'}, {'lossy_flag': 1, 'id': 6, 'name': 'avi'}, {'lossy_flag': 1, 'id': 7, 'name': 'ogg'}, {'lossy_flag': 1, 'id': 8, 'name': 'mp3'}, {'lossy_flag': 1, 'id': 9, 'name': 'gif'}, {'lossy_flag': 1, 'id': 10, 'name': 'mpg'}] </text:p>
            <text:p text:style-name="P9"/>
            <text:p text:style-name="P9">This format: {'lossy_flag': 1, 'id': 3, 'name': 'ogv'} </text:p>
            <text:p text:style-name="P9"/>
            <text:p text:style-name="P9">format_id 3, format_name OGV </text:p>
          </table:table-cell>
        </table:table-row>
      </table:table>
      <text:p text:style-name="Standard"/>
      <text:h text:style-name="Heading_20_2" text:outline-level="2"><text:bookmark text:name="__RefHeading__8859_666899398"/>Comprobación de trabajo con licencias<text:bookmark-end text:name="__RefHeading__8859_666899398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">Resultado ciclo 1</text:p>
          </table:table-cell>
        </table:table-row>
        <table:table-row>
          <table:table-cell table:style-name="Table20.A2" office:value-type="string">
            <text:p text:style-name="P9">$ python License.py 1 </text:p>
            <text:p text:style-name="P9">license_id 1, license_name Rights Reserved </text:p>
            <text:p text:style-name="P9">{'description': 'All Rights Reserved', 'id': '1', 'name': 'Rights Reserved'} </text:p>
          </table:table-cell>
        </table:table-row>
      </table:table>
      <text:p text:style-name="Standard"/>
      <text:p text:style-name="Text_20_body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">Resultado ciclo 1</text:p>
          </table:table-cell>
        </table:table-row>
        <table:table-row>
          <table:table-cell table:style-name="Table21.A2" office:value-type="string">
            <text:p text:style-name="P9">$ python License.py 2 </text:p>
            <text:p text:style-name="P9">license_id 2, license_name CC-BY </text:p>
            <text:p text:style-name="P9">{'description': 'Creative Commons Attribution', 'id': '2', 'name': 'CC-BY'} </text:p>
          </table:table-cell>
        </table:table-row>
      </table:table>
      <text:p text:style-name="Standard"/>
      <text:h text:style-name="Heading_20_2" text:outline-level="2"><text:bookmark text:name="__RefHeading__8861_666899398"/>Comprobación clase Menu<text:bookmark-end text:name="__RefHeading__8861_666899398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">Resultado ciclo 1</text:p>
          </table:table-cell>
        </table:table-row>
        <text:soft-page-break/>
        <table:table-row>
          <table:table-cell table:style-name="Table22.A2" office:value-type="string">
            <text:p text:style-name="P9">$ python Menu.py </text:p>
            <text:p text:style-name="P9">Consumo OK </text:p>
            <text:p text:style-name="P9">Creación OK </text:p>
            <text:p text:style-name="P9">Edición OK </text:p>
            <text:p text:style-name="P9">Publicación OK </text:p>
            <text:p text:style-name="P9">Administración OK </text:p>
          </table:table-cell>
        </table:table-row>
      </table:table>
      <text:h text:style-name="Heading_20_2" text:outline-level="2"><text:bookmark text:name="__RefHeading__8863_666899398"/>Comprobación de operaciones de activo<text:bookmark-end text:name="__RefHeading__8863_666899398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">Resultado ciclo 1</text:p>
          </table:table-cell>
        </table:table-row>
        <table:table-row>
          <table:table-cell table:style-name="Table23.A2" office:value-type="string">
            <text:p text:style-name="P9">$ python OpAsset.py admin 20 </text:p>
            <text:p text:style-name="P9">#1 OpAsset (): Creation OK </text:p>
            <text:p text:style-name="P9">#2 OpAsset.add(): Addition OK </text:p>
            <text:p text:style-name="P9">#3 OpAsset.add(): Retrieval after addition OK </text:p>
            <text:p text:style-name="P9">#4 OpAsset (new_asset): Creation after retrieval OK </text:p>
            <text:p text:style-name="P9">#5 OpAsset.update(): Modification OK </text:p>
            <text:p text:style-name="P9">#6 OpAsset.update(): Retrieval after modification OK </text:p>
            <text:p text:style-name="P9">#7 OpAsset.update(): Comparison with original OK </text:p>
            <text:p text:style-name="P9">#8 OpAsset.delete(): Deletion OK </text:p>
          </table:table-cell>
        </table:table-row>
      </table:table>
      <text:p text:style-name="Standard"/>
      <text:p text:style-name="Text_20_body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">Resultado ciclo 2</text:p>
          </table:table-cell>
        </table:table-row>
        <table:table-row>
          <table:table-cell table:style-name="Table25.A2" office:value-type="string">
            <text:p text:style-name="P9">$ python OpAsset.py creator 30 </text:p>
            <text:p text:style-name="P9">#1 OpAsset (): Creation OK </text:p>
            <text:p text:style-name="P9">#2 OpAsset.add(): Addition OK </text:p>
            <text:p text:style-name="P9">#3 OpAsset.add(): Retrieval after addition OK </text:p>
            <text:p text:style-name="P9">#4 OpAsset (new_asset): Creation after retrieval OK </text:p>
            <text:p text:style-name="P9">#5 OpAsset.update(): Modification OK </text:p>
            <text:p text:style-name="P9">#6 OpAsset.update(): Retrieval after modification OK </text:p>
            <text:p text:style-name="P9">#7 OpAsset.update(): Comparison with original OK </text:p>
            <text:p text:style-name="P9">#8 OpAsset.delete(): Deletion OK </text:p>
          </table:table-cell>
        </table:table-row>
      </table:table>
      <text:p text:style-name="Standard"/>
      <text:p text:style-name="Text_20_body"/>
      <text:h text:style-name="Heading_20_2" text:outline-level="2"><text:bookmark text:name="__RefHeading__8865_666899398"/>Comprobación de operaciones de colección<text:bookmark-end text:name="__RefHeading__8865_666899398"/></text:h>
      <text:p text:style-name="Text_20_body"/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3">Resultado ciclo 1</text:p>
          </table:table-cell>
        </table:table-row>
        <table:table-row>
          <table:table-cell table:style-name="Table27.A2" office:value-type="string">
            <text:p text:style-name="P9">$ python OpCollection.py <text:s/>admin 22 </text:p>
            <text:p text:style-name="P9">#1 OpCollection: Creation of test asset OK </text:p>
            <text:p text:style-name="P9">#2 OpCollection: Retrieval of test asset OK </text:p>
            <text:p text:style-name="P9">#3 OpCollection (0): OK </text:p>
            <text:p text:style-name="P9">#4 OpCollection.add (): OK </text:p>
            <text:p text:style-name="P9">#5 OpCollection (10): Retrieval after creation OK </text:p>
            <text:p text:style-name="P9">#6 OpCollection.update (): Modification OK </text:p>
            <text:p text:style-name="P9">#7 OpCollection (10): Retrieval after modification OK </text:p>
            <text:p text:style-name="P9">#8 OpCollection.delete(): Deletion OK </text:p>
          </table:table-cell>
        </table:table-row>
      </table:table>
      <text:p text:style-name="Standard"/>
      <text:p text:style-name="Text_20_body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">Resultado ciclo 2</text:p>
          </table:table-cell>
        </table:table-row>
        <table:table-row>
          <table:table-cell table:style-name="Table28.A2" office:value-type="string">
            <text:p text:style-name="P9">$ python OpCollection.py <text:s/>creator 33</text:p>
            <text:p text:style-name="P9">#1 OpCollection: Creation of test asset OK </text:p>
            <text:p text:style-name="P9">#2 OpCollection: Retrieval of test asset OK </text:p>
            <text:p text:style-name="P9">#3 OpCollection (0): OK </text:p>
            <text:p text:style-name="P9">#4 OpCollection.add (): OK </text:p>
            <text:p text:style-name="P9">#5 OpCollection (10): Retrieval after creation OK </text:p>
            <text:p text:style-name="P9">#6 OpCollection.update (): Modification OK </text:p>
            <text:p text:style-name="P9">#7 OpCollection (10): Retrieval after modification OK </text:p>
            <text:p text:style-name="P9">#8 OpCollection.delete(): Deletion OK </text:p>
          </table:table-cell>
        </table:table-row>
      </table:table>
      <text:p text:style-name="Standard"/>
      <text:h text:style-name="Heading_20_2" text:outline-level="2"><text:bookmark text:name="__RefHeading__8867_666899398"/>Comprobación del motor de búsquedas<text:bookmark-end text:name="__RefHeading__8867_666899398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Resultado ciclo 1</text:p>
          </table:table-cell>
        </table:table-row>
        <table:table-row>
          <table:table-cell table:style-name="Table29.A2" office:value-type="string">
            <text:p text:style-name="P9">$ python OpLookup.py FOSDEM </text:p>
            <text:p text:style-name="P9">[2, 25, 488, 489, 490, 492, 24, 15, 8, 13, 16, 28, 493, 495, 491, 494, 17, 18, 4, 5, 6, 9, 7, 10, 1, 26, 22, 19, 12, 14, 21, 37, 3, 20, 11, 23, 29, 27] </text:p>
          </table:table-cell>
        </table:table-row>
      </table:table>
      <text:p text:style-name="Standard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">Resultado ciclo 2</text:p>
          </table:table-cell>
        </table:table-row>
        <table:table-row>
          <table:table-cell table:style-name="Table30.A2" office:value-type="string">
            <text:p text:style-name="P9">$ python OpLookup.py "{'subject': 'FOSDEM'}" </text:p>
            <text:p text:style-name="P9">[1, 2, 3, 4, 5, 6, 7, 8, 9, 10, 11, 12, 13, 14, 15, 16, 17, 18, 19, 20, 21, 22, 23, 24, 25, 26, 27, 28, 29, 37, 488, 489, 490, 491, 492, 493, 494, 495] </text:p>
          </table:table-cell>
        </table:table-row>
      </table:table>
      <text:p text:style-name="Standard"/>
      <text:h text:style-name="Heading_20_2" text:outline-level="2"><text:bookmark text:name="__RefHeading__8869_666899398"/><text:soft-page-break/>Comprobación de gestión de ACL<text:bookmark-end text:name="__RefHeading__8869_666899398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">Resultado ciclo 1</text:p>
          </table:table-cell>
        </table:table-row>
        <table:table-row>
          <table:table-cell table:style-name="Table31.A2" office:value-type="string">
            <text:p text:style-name="P9">$ python PageACL.py</text:p>
            <text:p text:style-name="P9">#1 PageACL (data) OK </text:p>
            <text:p text:style-name="P9">#2 PageACL () OK </text:p>
            <text:p text:style-name="P9">#3 15 rutas publicadas </text:p>
            <text:p text:style-name="P9"><text:s text:c="14"/>acl_lookup --&gt; /admin/acl/lookup/?.* </text:p>
            <text:p text:style-name="P9"><text:s text:c="16"/>edit_acl --&gt; /acl/collection/\d+ </text:p>
            <text:p text:style-name="P9"><text:s text:c="17"/>del_acl --&gt; /acl/del/.+/\d+/\d+ </text:p>
            <text:p text:style-name="P9"><text:s text:c="17"/>default --&gt; /lookup/general/? </text:p>
            <text:p text:style-name="P9"><text:s text:c="20"/>meta --&gt; /consume/meta/.+? </text:p>
            <text:p text:style-name="P9"><text:s text:c="20"/>view --&gt; /consume/view/.+? </text:p>
            <text:p text:style-name="P9"><text:s text:c="12"/>default_user --&gt; /acl/general/? </text:p>
            <text:p text:style-name="P9"><text:s text:c="16"/>edit_acl --&gt; /acl/asset/\d+ </text:p>
            <text:p text:style-name="P9"><text:s text:c="12"/>lookup_apply --&gt; /lookup/apply </text:p>
            <text:p text:style-name="P9"><text:s text:c="15"/>apply_acl --&gt; /acl/apply/.+ </text:p>
            <text:p text:style-name="P9"><text:s text:c="11"/>default_admin --&gt; /admin/acl/? </text:p>
            <text:p text:style-name="P9"><text:s text:c="10"/>lookup_perform --&gt; /lookup/?.+ </text:p>
            <text:p text:style-name="P9"><text:s text:c="17"/>consume --&gt; /consume/? </text:p>
            <text:p text:style-name="P9"><text:s text:c="20"/>init --&gt; /lookup/? </text:p>
            <text:p text:style-name="P9"><text:s text:c="20"/>init --&gt; /acl/? </text:p>
          </table:table-cell>
        </table:table-row>
      </table:table>
      <text:p text:style-name="Standard"/>
      <text:p text:style-name="Text_20_body"/>
      <text:p text:style-name="Standard"/>
      <text:h text:style-name="Heading_20_2" text:outline-level="2"><text:bookmark text:name="__RefHeading__8871_666899398"/>Comprobación de gestión de formatos<text:bookmark-end text:name="__RefHeading__8871_666899398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">Resultado ciclo 1</text:p>
          </table:table-cell>
        </table:table-row>
        <table:table-row>
          <table:table-cell table:style-name="Table33.A2" office:value-type="string">
            <text:p text:style-name="P9">$ python PageAdminFormats.py</text:p>
            <text:p text:style-name="P9">#1 PageAdminFormats (data) OK </text:p>
            <text:p text:style-name="P9">#2 PageAdminFormats () OK </text:p>
            <text:p text:style-name="P9">#3 7 rutas publicadas </text:p>
            <text:p text:style-name="P9"><text:s text:c="7"/>del_format_target --&gt; /admin/format/edit/del/\d+/\d+$ </text:p>
            <text:p text:style-name="P9"><text:s text:c="7"/>edit_format_apply --&gt; /admin/format/edit/apply$ </text:p>
            <text:p text:style-name="P9"><text:s text:c="8"/>new_format_apply --&gt; /admin/format/new/apply$ </text:p>
            <text:p text:style-name="P9"><text:s text:c="17"/>default --&gt; /admin/format/general/? </text:p>
            <text:p text:style-name="P9"><text:s text:c="13"/>edit_format --&gt; /admin/format/edit/.+ </text:p>
            <text:p text:style-name="P9"><text:soft-page-break/><text:s text:c="14"/>del_format --&gt; /admin/format/del/.+ </text:p>
            <text:p text:style-name="P9"><text:s text:c="20"/>init --&gt; /admin/format/? </text:p>
          </table:table-cell>
        </table:table-row>
      </table:table>
      <text:p text:style-name="Standard"/>
      <text:h text:style-name="Heading_20_2" text:outline-level="2"><text:bookmark text:name="__RefHeading__8873_666899398"/>Comprobación de gestión de licencias<text:bookmark-end text:name="__RefHeading__8873_666899398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">Resultado ciclo 1</text:p>
          </table:table-cell>
        </table:table-row>
        <table:table-row>
          <table:table-cell table:style-name="Table34.A2" office:value-type="string">
            <text:p text:style-name="P9">$ python PageAdminLicenses.py </text:p>
            <text:p text:style-name="P9">#1 PageAdminLicenses (data) OK </text:p>
            <text:p text:style-name="P9">#2 PageAdminLicenses () OK </text:p>
            <text:p text:style-name="P9">#3 7 rutas publicadas </text:p>
            <text:p text:style-name="P9"><text:s text:c="6"/>edit_license_apply --&gt; /admin/license/edit/apply$ </text:p>
            <text:p text:style-name="P9"><text:s text:c="7"/>new_license_apply --&gt; /admin/license/new/apply$ </text:p>
            <text:p text:style-name="P9"><text:s text:c="17"/>default --&gt; /admin/license/general/? </text:p>
            <text:p text:style-name="P9"><text:s text:c="12"/>edit_license --&gt; /admin/license/edit/.+ </text:p>
            <text:p text:style-name="P9"><text:s text:c="13"/>del_license --&gt; /admin/license/del/.+ </text:p>
            <text:p text:style-name="P9"><text:s text:c="13"/>new_license --&gt; /admin/license/new$ </text:p>
            <text:p text:style-name="P9"><text:s text:c="20"/>init --&gt; /admin/license/? </text:p>
          </table:table-cell>
        </table:table-row>
      </table:table>
      <text:p text:style-name="Standard"/>
      <text:h text:style-name="Heading_20_2" text:outline-level="2"><text:bookmark text:name="__RefHeading__8875_666899398"/>Comprobación de gestión de perfiles<text:bookmark-end text:name="__RefHeading__8875_666899398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">Resultado ciclo 1</text:p>
          </table:table-cell>
        </table:table-row>
        <table:table-row>
          <table:table-cell table:style-name="Table35.A2" office:value-type="string">
            <text:p text:style-name="P9">$ python PageAdminProfiles.py </text:p>
            <text:p text:style-name="P9">#1 PageAdminProfiles (data) OK </text:p>
            <text:p text:style-name="P9">#2 PageAdminProfiles () OK </text:p>
            <text:p text:style-name="P9">#3 7 rutas publicadas </text:p>
            <text:p text:style-name="P9"><text:s text:c="17"/>default --&gt; /admin/profile/general/? </text:p>
            <text:p text:style-name="P9"><text:s text:c="7"/>new_profile_apply --&gt; /admin/profile/new/apply </text:p>
            <text:p text:style-name="P9"><text:s text:c="13"/>del_profile --&gt; /admin/profile/del/.+ </text:p>
            <text:p text:style-name="P9"><text:s text:c="6"/>edit_profile_apply --&gt; /admin/profile/apply </text:p>
            <text:p text:style-name="P9"><text:s text:c="13"/>new_profile --&gt; /admin/profile/new </text:p>
            <text:p text:style-name="P9"><text:s text:c="12"/>edit_profile --&gt; /admin/profile/.+ </text:p>
            <text:p text:style-name="P9"><text:s text:c="20"/>init --&gt; /admin/profile/? </text:p>
          </table:table-cell>
        </table:table-row>
      </table:table>
      <text:p text:style-name="Standard"/>
      <text:h text:style-name="Heading_20_2" text:outline-level="2"><text:bookmark text:name="__RefHeading__8877_666899398"/><text:soft-page-break/>Comprobación de gestión de la plataforma<text:bookmark-end text:name="__RefHeading__8877_666899398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">Resultado ciclo 1</text:p>
          </table:table-cell>
        </table:table-row>
        <table:table-row>
          <table:table-cell table:style-name="Table36.A2" office:value-type="string">
            <text:p text:style-name="P9">$ python PageAdmin.py </text:p>
            <text:p text:style-name="P9">#1 PageAdmin (data) OK </text:p>
            <text:p text:style-name="P9">#2 PageAdmin () OK </text:p>
            <text:p text:style-name="P9">#3 2 rutas publicadas </text:p>
            <text:p text:style-name="P9"><text:s text:c="17"/>default --&gt; /admin/general/? </text:p>
            <text:p text:style-name="P9"><text:s text:c="20"/>init --&gt; /admin/? </text:p>
          </table:table-cell>
        </table:table-row>
      </table:table>
      <text:p text:style-name="Standard"/>
      <text:h text:style-name="Heading_20_2" text:outline-level="2"><text:bookmark text:name="__RefHeading__8879_666899398"/>Comprobación de gestión de tipos de activo<text:bookmark-end text:name="__RefHeading__8879_666899398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">Resultado ciclo 1</text:p>
          </table:table-cell>
        </table:table-row>
        <table:table-row>
          <table:table-cell table:style-name="Table37.A2" office:value-type="string">
            <text:p text:style-name="P9">$ python PageAdminTypes.py </text:p>
            <text:p text:style-name="P9">#1 PageAdminTypes (data) OK </text:p>
            <text:p text:style-name="P9">#2 PageAdminTypes () OK </text:p>
            <text:p text:style-name="P9">#3 7 rutas publicadas </text:p>
            <text:p text:style-name="P9"><text:s text:c="9"/>edit_type_apply --&gt; /admin/type/edit/apply$ </text:p>
            <text:p text:style-name="P9"><text:s text:c="10"/>new_type_apply --&gt; /admin/type/new/apply$ </text:p>
            <text:p text:style-name="P9"><text:s text:c="17"/>default --&gt; /admin/type/general/? </text:p>
            <text:p text:style-name="P9"><text:s text:c="15"/>edit_type --&gt; /admin/type/edit/.+ </text:p>
            <text:p text:style-name="P9"><text:s text:c="16"/>del_type --&gt; /admin/type/del/.+ </text:p>
            <text:p text:style-name="P9"><text:s text:c="16"/>new_type --&gt; /admin/type/new$ </text:p>
            <text:p text:style-name="P9"><text:s text:c="20"/>init --&gt; /admin/type/? </text:p>
          </table:table-cell>
        </table:table-row>
      </table:table>
      <text:p text:style-name="Standard"/>
      <text:h text:style-name="Heading_20_2" text:outline-level="2"><text:bookmark text:name="__RefHeading__8881_666899398"/>Comprobación de gestión de usuarios<text:bookmark-end text:name="__RefHeading__8881_666899398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">Resultado ciclo 1</text:p>
          </table:table-cell>
        </table:table-row>
        <table:table-row>
          <table:table-cell table:style-name="Table38.A2" office:value-type="string">
            <text:p text:style-name="P9">$ python PageAdminUsers.py </text:p>
            <text:p text:style-name="P9">#1 PageAdminUsers (data) OK </text:p>
            <text:p text:style-name="P9">#2 PageAdminUsers () OK </text:p>
            <text:p text:style-name="P9">#3 7 rutas publicadas </text:p>
            <text:p text:style-name="P9"><text:s text:c="17"/>default --&gt; /admin/user/general/? </text:p>
            <text:p text:style-name="P9"><text:s text:c="10"/>new_user_apply --&gt; /admin/user/new/apply </text:p>
            <text:p text:style-name="P9"><text:s text:c="16"/>del_user --&gt; /admin/user/del/\d+ </text:p>
            <text:p text:style-name="P9"><text:soft-page-break/><text:s text:c="9"/>edit_user_apply --&gt; /admin/user/apply </text:p>
            <text:p text:style-name="P9"><text:s text:c="15"/>edit_user --&gt; /admin/user/\d+ </text:p>
            <text:p text:style-name="P9"><text:s text:c="16"/>new_user --&gt; /admin/user/new </text:p>
            <text:p text:style-name="P9"><text:s text:c="20"/>init --&gt; /admin/user/? </text:p>
          </table:table-cell>
        </table:table-row>
      </table:table>
      <text:p text:style-name="Standard"/>
      <text:h text:style-name="Heading_20_2" text:outline-level="2"><text:bookmark text:name="__RefHeading__8883_666899398"/>Comprobación de creación de activos<text:bookmark-end text:name="__RefHeading__8883_666899398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">Resultado ciclo 1</text:p>
          </table:table-cell>
        </table:table-row>
        <table:table-row>
          <table:table-cell table:style-name="Table39.A2" office:value-type="string">
            <text:p text:style-name="P9">$ python PageAssetCreate.py </text:p>
            <text:p text:style-name="P9">#1 PageAssetCreate (data) OK </text:p>
            <text:p text:style-name="P9">#2 PageAssetCreate () OK </text:p>
            <text:p text:style-name="P9">#3 6 rutas publicadas </text:p>
            <text:p text:style-name="P9"><text:s text:c="15"/>add_asset --&gt; /asset/new/name=(.+)?/ref=(.+)? </text:p>
            <text:p text:style-name="P9"><text:s text:c="9"/>add_asset_apply --&gt; /asset/evolve/apply </text:p>
            <text:p text:style-name="P9"><text:s text:c="9"/>add_asset_apply --&gt; /asset/new/apply </text:p>
            <text:p text:style-name="P9"><text:s text:c="12"/>evolve_asset --&gt; /asset/evolve/.+ </text:p>
            <text:p text:style-name="P9"><text:s text:c="20"/>init --&gt; /asset/create/? </text:p>
            <text:p text:style-name="P9"><text:s text:c="15"/>add_asset --&gt; /asset/new/? </text:p>
          </table:table-cell>
        </table:table-row>
      </table:table>
      <text:p text:style-name="Standard"/>
      <text:h text:style-name="Heading_20_2" text:outline-level="2"><text:bookmark text:name="__RefHeading__8885_666899398"/>Comprobación de gestión de activos<text:bookmark-end text:name="__RefHeading__8885_666899398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">Resultado ciclo 1</text:p>
          </table:table-cell>
        </table:table-row>
        <table:table-row>
          <table:table-cell table:style-name="Table40.A2" office:value-type="string">
            <text:p text:style-name="P9">$ python PageAsset.py </text:p>
            <text:p text:style-name="P9">#1 PageAsset (data) OK </text:p>
            <text:p text:style-name="P9">#2 PageAsset () OK </text:p>
            <text:p text:style-name="P9">#3 19 rutas publicadas </text:p>
            <text:p text:style-name="P9"><text:s text:c="12"/>UploadEvolve --&gt; /asset/upload/evolve/parent=\d+/? </text:p>
            <text:p text:style-name="P9"><text:s text:c="10"/>publish_lookup --&gt; /asset/publish/lookup/.* </text:p>
            <text:p text:style-name="P9"><text:s text:c="13"/>edit_lookup --&gt; /asset/edit/lookup/.* </text:p>
            <text:p text:style-name="P9"><text:s text:c="5"/>publish_asset_apply --&gt; /asset/publish/apply </text:p>
            <text:p text:style-name="P9"><text:s text:c="15"/>UploadNew --&gt; /asset/upload/new/? </text:p>
            <text:p text:style-name="P9"><text:s text:c="11"/>publish_asset --&gt; /asset/publish/;.+ </text:p>
            <text:p text:style-name="P9"><text:s text:c="17"/>default --&gt; /lookup/general/? </text:p>
            <text:p text:style-name="P9"><text:s text:c="8"/>edit_asset_apply --&gt; /asset/edit/apply </text:p>
            <text:p text:style-name="P9"><text:s text:c="11"/>publish_asset --&gt; /asset/publish/?$ </text:p>
            <text:p text:style-name="P9"><text:s text:c="17"/>default --&gt; /asset/general/? </text:p>
            <text:p text:style-name="P9"><text:soft-page-break/><text:s text:c="20"/>init --&gt; /asset/upload/? </text:p>
            <text:p text:style-name="P9"><text:s text:c="9"/>edit_asset_page --&gt; /asset/edit/;.+ </text:p>
            <text:p text:style-name="P9"><text:s text:c="14"/>edit_asset --&gt; /asset/edit/\d+ </text:p>
            <text:p text:style-name="P9"><text:s text:c="9"/>edit_asset_page --&gt; /asset/edit/?$ </text:p>
            <text:p text:style-name="P9"><text:s text:c="12"/>lookup_apply --&gt; /lookup/apply </text:p>
            <text:p text:style-name="P9"><text:s text:c="15"/>del_asset --&gt; /asset/del/.+ </text:p>
            <text:p text:style-name="P9"><text:s text:c="10"/>lookup_perform --&gt; /lookup/?.+ </text:p>
            <text:p text:style-name="P9"><text:s text:c="20"/>init --&gt; /lookup/? </text:p>
            <text:p text:style-name="P9"><text:s text:c="20"/>init --&gt; /asset/? </text:p>
          </table:table-cell>
        </table:table-row>
      </table:table>
      <text:p text:style-name="Standard"/>
      <text:h text:style-name="Heading_20_2" text:outline-level="2"><text:bookmark text:name="__RefHeading__8887_666899398"/>Comprobación de gestión de favoritos<text:bookmark-end text:name="__RefHeading__8887_666899398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">Resultado ciclo 1</text:p>
          </table:table-cell>
        </table:table-row>
        <table:table-row>
          <table:table-cell table:style-name="Table41.A2" office:value-type="string">
            <text:p text:style-name="P9">$ python PageBookmark.py </text:p>
            <text:p text:style-name="P9">#1 PageBookmark (data) OK </text:p>
            <text:p text:style-name="P9">#2 PageBookmark () OK </text:p>
            <text:p text:style-name="P9">#3 6 rutas publicadas </text:p>
            <text:p text:style-name="P9"><text:s text:c="17"/>default --&gt; /lookup/general/? </text:p>
            <text:p text:style-name="P9"><text:s text:c="9"/>toggle_bookmark --&gt; /bookmark/\d+;.+ </text:p>
            <text:p text:style-name="P9"><text:s text:c="12"/>lookup_apply --&gt; /lookup/apply </text:p>
            <text:p text:style-name="P9"><text:s text:c="10"/>lookup_perform --&gt; /lookup/?.+ </text:p>
            <text:p text:style-name="P9"><text:s text:c="17"/>default --&gt; /bookmark/? </text:p>
          </table:table-cell>
        </table:table-row>
      </table:table>
      <text:p text:style-name="Standard"/>
      <text:h text:style-name="Heading_20_2" text:outline-level="2"><text:bookmark text:name="__RefHeading__8889_666899398"/>Comprobación de gestión de colecciones<text:bookmark-end text:name="__RefHeading__8889_666899398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">Resultado ciclo 1</text:p>
          </table:table-cell>
        </table:table-row>
        <table:table-row>
          <table:table-cell table:style-name="Table42.A2" office:value-type="string">
            <text:p text:style-name="P9">$ python PageCollection.py </text:p>
            <text:p text:style-name="P9">#1 PageCollection (data) OK </text:p>
            <text:p text:style-name="P9">#2 PageCollection () OK </text:p>
            <text:p text:style-name="P9">#3 13 rutas publicadas </text:p>
            <text:p text:style-name="P9"><text:s text:c="3"/>edit_collection_apply --&gt; /collection/edit/apply </text:p>
            <text:p text:style-name="P9"><text:s text:c="17"/>default --&gt; /collection/general/? </text:p>
            <text:p text:style-name="P9"><text:s text:c="4"/>add_collection_apply --&gt; /collection/new/apply </text:p>
            <text:p text:style-name="P9"><text:s text:c="15"/>show_meta --&gt; /collection/meta/\d+$ </text:p>
            <text:p text:style-name="P9"><text:s text:c="9"/>edit_collection --&gt; /collection/edit/.+ </text:p>
            <text:p text:style-name="P9"><text:s text:c="11"/>include_apply --&gt; /collection/include </text:p>
            <text:p text:style-name="P9"><text:soft-page-break/><text:s text:c="10"/>del_collection --&gt; /collection/del/.+ </text:p>
            <text:p text:style-name="P9"><text:s text:c="17"/>default --&gt; /lookup/general/? </text:p>
            <text:p text:style-name="P9"><text:s text:c="10"/>add_collection --&gt; /collection/new$ </text:p>
            <text:p text:style-name="P9"><text:s text:c="12"/>lookup_apply --&gt; /lookup/apply </text:p>
            <text:p text:style-name="P9"><text:s text:c="20"/>init --&gt; /collection/? </text:p>
            <text:p text:style-name="P9"><text:s text:c="10"/>lookup_perform --&gt; /lookup/?.+ </text:p>
            <text:p text:style-name="P9"><text:s text:c="20"/>init --&gt; /lookup/? </text:p>
          </table:table-cell>
        </table:table-row>
      </table:table>
      <text:p text:style-name="Standard"/>
      <text:h text:style-name="Heading_20_2" text:outline-level="2"><text:bookmark text:name="__RefHeading__8891_666899398"/>Comprobación de consumo de activos<text:bookmark-end text:name="__RefHeading__8891_666899398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">Resultado ciclo 1</text:p>
          </table:table-cell>
        </table:table-row>
        <table:table-row>
          <table:table-cell table:style-name="Table43.A2" office:value-type="string">
            <text:p text:style-name="P9">$ python PageConsume.py </text:p>
            <text:p text:style-name="P9">#1 PageConsume (data) OK </text:p>
            <text:p text:style-name="P9">#2 PageConsume () OK </text:p>
            <text:p text:style-name="P9">#3 7 rutas publicadas </text:p>
            <text:p text:style-name="P9"><text:s text:c="17"/>default --&gt; /lookup/general/? </text:p>
            <text:p text:style-name="P9"><text:s text:c="20"/>meta --&gt; /consume/meta/.+? </text:p>
            <text:p text:style-name="P9"><text:s text:c="20"/>view --&gt; /consume/view/.+? </text:p>
            <text:p text:style-name="P9"><text:s text:c="12"/>lookup_apply --&gt; /lookup/apply </text:p>
            <text:p text:style-name="P9"><text:s text:c="10"/>lookup_perform --&gt; /lookup/?.+ </text:p>
            <text:p text:style-name="P9"><text:s text:c="17"/>consume --&gt; /consume/? </text:p>
            <text:p text:style-name="P9"><text:s text:c="20"/>init --&gt; /lookup/? </text:p>
          </table:table-cell>
        </table:table-row>
      </table:table>
      <text:p text:style-name="Standard"/>
      <text:h text:style-name="Heading_20_2" text:outline-level="2"><text:bookmark text:name="__RefHeading__8893_666899398"/>Comprobación de inicio<text:bookmark-end text:name="__RefHeading__8893_666899398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">Resultado ciclo 1</text:p>
          </table:table-cell>
        </table:table-row>
        <table:table-row>
          <table:table-cell table:style-name="Table44.A2" office:value-type="string">
            <text:p text:style-name="P9">$ python PageIndex.py </text:p>
            <text:p text:style-name="P9">#1 PageIndex (data) OK </text:p>
            <text:p text:style-name="P9">#2 PageIndex () OK </text:p>
            <text:p text:style-name="P9">#3 2 rutas publicadas </text:p>
            <text:p text:style-name="P9"><text:s text:c="17"/>default --&gt; index </text:p>
            <text:p text:style-name="P9"><text:s text:c="20"/>init --&gt; </text:p>
          </table:table-cell>
        </table:table-row>
      </table:table>
      <text:p text:style-name="Standard"/>
      <text:h text:style-name="Heading_20_2" text:outline-level="2"><text:bookmark text:name="__RefHeading__8895_666899398"/><text:soft-page-break/>Comprobación de validación de usuarios<text:bookmark-end text:name="__RefHeading__8895_666899398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">Resultado ciclo 1</text:p>
          </table:table-cell>
        </table:table-row>
        <table:table-row>
          <table:table-cell table:style-name="Table45.A2" office:value-type="string">
            <text:p text:style-name="P9">$ python PageLogin.py </text:p>
            <text:p text:style-name="P9">#1 PageLogin (data) OK </text:p>
            <text:p text:style-name="P9">#2 PageLogin () OK </text:p>
            <text:p text:style-name="P9">#3 3 rutas publicadas </text:p>
            <text:p text:style-name="P9"><text:s text:c="14"/>auth_apply --&gt; /auth/apply </text:p>
            <text:p text:style-name="P9"><text:s text:c="18"/>logout --&gt; /logout </text:p>
            <text:p text:style-name="P9"><text:s text:c="20"/>auth --&gt; /auth </text:p>
          </table:table-cell>
        </table:table-row>
      </table:table>
      <text:p text:style-name="Standard"/>
      <text:h text:style-name="Heading_20_2" text:outline-level="2"><text:bookmark text:name="__RefHeading__8897_666899398"/>Comprobación de búsquedas<text:bookmark-end text:name="__RefHeading__8897_666899398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">Resultado ciclo 1</text:p>
          </table:table-cell>
        </table:table-row>
        <table:table-row>
          <table:table-cell table:style-name="Table46.A2" office:value-type="string">
            <text:p text:style-name="P9">$ python PageLookup.py </text:p>
            <text:p text:style-name="P9">#1 PageLookup (data) OK </text:p>
            <text:p text:style-name="P9">#2 PageLookup () OK </text:p>
            <text:p text:style-name="P9">#3 4 rutas publicadas </text:p>
            <text:p text:style-name="P9"><text:s text:c="17"/>default --&gt; /lookup/general/? </text:p>
            <text:p text:style-name="P9"><text:s text:c="12"/>lookup_apply --&gt; /lookup/apply </text:p>
            <text:p text:style-name="P9"><text:s text:c="10"/>lookup_perform --&gt; /lookup/?.+ </text:p>
            <text:p text:style-name="P9"><text:s text:c="20"/>init --&gt; /lookup/? </text:p>
          </table:table-cell>
        </table:table-row>
      </table:table>
      <text:p text:style-name="Standard"/>
      <text:h text:style-name="Heading_20_2" text:outline-level="2"><text:bookmark text:name="__RefHeading__8899_666899398"/>Comprobación la clase Page<text:bookmark-end text:name="__RefHeading__8899_666899398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">Resultado ciclo 1</text:p>
          </table:table-cell>
        </table:table-row>
        <table:table-row>
          <table:table-cell table:style-name="Table47.A2" office:value-type="string">
            <text:p text:style-name="P9">$ python Page.py </text:p>
            <text:p text:style-name="P9">#1 Default(test_string) OK </text:p>
            <text:p text:style-name="P9">#2 Default() OK </text:p>
            <text:p text:style-name="P9">#1 Redir (test_string) OK </text:p>
          </table:table-cell>
        </table:table-row>
      </table:table>
      <text:p text:style-name="Standard"/>
      <text:h text:style-name="Heading_20_2" text:outline-level="2"><text:bookmark text:name="__RefHeading__8901_666899398"/><text:soft-page-break/>Comprobación de reportes<text:bookmark-end text:name="__RefHeading__8901_666899398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">Resultado ciclo 1</text:p>
          </table:table-cell>
        </table:table-row>
        <table:table-row>
          <table:table-cell table:style-name="Table48.A2" office:value-type="string">
            <text:p text:style-name="P9">$ python PageReport.py </text:p>
            <text:p text:style-name="P9">#1 PageReport (data) OK </text:p>
            <text:p text:style-name="P9">#2 PageReport () OK </text:p>
            <text:p text:style-name="P9">#3 8 rutas publicadas </text:p>
            <text:p text:style-name="P9"><text:s text:c="17"/>default --&gt; /lookup/general/? </text:p>
            <text:p text:style-name="P9"><text:s text:c="17"/>default --&gt; /report/general/? </text:p>
            <text:p text:style-name="P9"><text:s text:c="11"/>report_assets --&gt; /report/assets </text:p>
            <text:p text:style-name="P9"><text:s text:c="11"/>report_system --&gt; /report/system </text:p>
            <text:p text:style-name="P9"><text:s text:c="12"/>lookup_apply --&gt; /lookup/apply </text:p>
            <text:p text:style-name="P9"><text:s text:c="10"/>lookup_perform --&gt; /lookup/?.+ </text:p>
            <text:p text:style-name="P9"><text:s text:c="20"/>init --&gt; /lookup/? </text:p>
          </table:table-cell>
        </table:table-row>
      </table:table>
      <text:p text:style-name="Standard"/>
      <text:h text:style-name="Heading_20_2" text:outline-level="2"><text:bookmark text:name="__RefHeading__8903_666899398"/>Comprobación de transmisión de activos desde la plataforma<text:bookmark-end text:name="__RefHeading__8903_666899398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">Resultado ciclo 1</text:p>
          </table:table-cell>
        </table:table-row>
        <table:table-row>
          <table:table-cell table:style-name="Table49.A2" office:value-type="string">
            <text:p text:style-name="P9">$ python PageStatic.py </text:p>
            <text:p text:style-name="P9">#1 PageStatic (data) OK </text:p>
            <text:p text:style-name="P9">#2 PageStatic () OK </text:p>
            <text:p text:style-name="P9">#3 2 rutas publicadas </text:p>
            <text:p text:style-name="P9"><text:s text:c="17"/>private --&gt; /files/private/.+ </text:p>
            <text:p text:style-name="P9"><text:s text:c="18"/>public --&gt; /files/public/.+ </text:p>
          </table:table-cell>
        </table:table-row>
      </table:table>
      <text:p text:style-name="Standard"/>
      <text:h text:style-name="Heading_20_2" text:outline-level="2"><text:bookmark text:name="__RefHeading__8905_666899398"/>Comprobación de gestión de transcodificaciones<text:bookmark-end text:name="__RefHeading__8905_666899398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">Resultado ciclo 1</text:p>
          </table:table-cell>
        </table:table-row>
        <table:table-row>
          <table:table-cell table:style-name="Table50.A2" office:value-type="string">
            <text:p text:style-name="P9">$ python PageTranscode.py </text:p>
            <text:p text:style-name="P9">#1 PageTranscode (data) OK </text:p>
            <text:p text:style-name="P9">#2 PageTranscode () OK </text:p>
            <text:p text:style-name="P9">#3 22 rutas publicadas </text:p>
            <text:p text:style-name="P9"><text:s text:c="12"/>UploadEvolve --&gt; /asset/upload/evolve/parent=\d+/? </text:p>
            <text:p text:style-name="P9"><text:s text:c="10"/>publish_lookup --&gt; /asset/publish/lookup/.* </text:p>
            <text:p text:style-name="P9"><text:s text:c="13"/>edit_lookup --&gt; /asset/edit/lookup/.* </text:p>
            <text:p text:style-name="P9"><text:soft-page-break/><text:s text:c="5"/>publish_asset_apply --&gt; /asset/publish/apply </text:p>
            <text:p text:style-name="P9"><text:s text:c="15"/>UploadNew --&gt; /asset/upload/new/? </text:p>
            <text:p text:style-name="P9"><text:s text:c="11"/>publish_asset --&gt; /asset/publish/;.+ </text:p>
            <text:p text:style-name="P9"><text:s text:c="17"/>default --&gt; /lookup/general/? </text:p>
            <text:p text:style-name="P9"><text:s text:c="8"/>edit_asset_apply --&gt; /asset/edit/apply </text:p>
            <text:p text:style-name="P9"><text:s text:c="11"/>publish_asset --&gt; /asset/publish/?$ </text:p>
            <text:p text:style-name="P9"><text:s text:c="17"/>default --&gt; /asset/general/? </text:p>
            <text:p text:style-name="P9"><text:s text:c="15"/>transcode --&gt; /transcode/\d+/? </text:p>
            <text:p text:style-name="P9"><text:s text:c="9"/>transcode_apply --&gt; /transcode/apply </text:p>
            <text:p text:style-name="P9"><text:s text:c="20"/>init --&gt; /asset/upload/? </text:p>
            <text:p text:style-name="P9"><text:s text:c="9"/>edit_asset_page --&gt; /asset/edit/;.+ </text:p>
            <text:p text:style-name="P9"><text:s text:c="14"/>edit_asset --&gt; /asset/edit/\d+ </text:p>
            <text:p text:style-name="P9"><text:s text:c="9"/>edit_asset_page --&gt; /asset/edit/?$ </text:p>
            <text:p text:style-name="P9"><text:s text:c="12"/>lookup_apply --&gt; /lookup/apply </text:p>
            <text:p text:style-name="P9"><text:s text:c="15"/>del_asset --&gt; /asset/del/.+ </text:p>
            <text:p text:style-name="P9"><text:s text:c="20"/>init --&gt; /transcode/? </text:p>
            <text:p text:style-name="P9"><text:s text:c="10"/>lookup_perform --&gt; /lookup/?.+ </text:p>
            <text:p text:style-name="P9"><text:s text:c="20"/>init --&gt; /lookup/? </text:p>
          </table:table-cell>
        </table:table-row>
      </table:table>
      <text:p text:style-name="Standard"/>
      <text:h text:style-name="Heading_20_2" text:outline-level="2"><text:bookmark text:name="__RefHeading__8907_666899398"/>Comprobación de transmisión de archivos hacia la plataforma<text:bookmark-end text:name="__RefHeading__8907_666899398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">Resultado ciclo 1</text:p>
          </table:table-cell>
        </table:table-row>
        <table:table-row>
          <table:table-cell table:style-name="Table51.A2" office:value-type="string">
            <text:p text:style-name="P9">$ python PageUpload.py </text:p>
            <text:p text:style-name="P9">#1 PageUpload (data) OK </text:p>
            <text:p text:style-name="P9">#2 PageUpload () OK </text:p>
            <text:p text:style-name="P9">#3 3 rutas publicadas </text:p>
            <text:p text:style-name="P9"><text:s text:c="12"/>UploadEvolve --&gt; /asset/upload/evolve/parent=\d+/? </text:p>
            <text:p text:style-name="P9"><text:s text:c="15"/>UploadNew --&gt; /asset/upload/new/? </text:p>
            <text:p text:style-name="P9"><text:s text:c="20"/>init --&gt; /asset/upload/? </text:p>
          </table:table-cell>
        </table:table-row>
      </table:table>
      <text:p text:style-name="Standard"/>
      <text:h text:style-name="Heading_20_2" text:outline-level="2"><text:bookmark text:name="__RefHeading__8909_666899398"/>Comprobación de operaciones con perfiles<text:bookmark-end text:name="__RefHeading__8909_666899398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">Resultado ciclo 1</text:p>
          </table:table-cell>
        </table:table-row>
        <table:table-row>
          <table:table-cell table:style-name="Table52.A2" office:value-type="string">
            <text:p text:style-name="P9">$ python Profile.py 1 </text:p>
            <text:p text:style-name="P9">Profiles: [{'id': 1, 'roles': [1, 2, 3, 4, 5], 'name': 'admin'}, {'id': 2, 'roles': [2, 3, 4, 5], 'name': 'director'}, {'id': 3, 'roles': [3, 4, 5], 'name': 'productor'}, {'id': 4, 'roles': [4, 5], 'name': 'realizador'}, {'id': 5, 'roles': [2, 3, 5], 'name': 'editor'}, {'id': 6, 'roles': [5], <text:soft-page-break/>'name': 'regidor'}, {'id': 7, 'roles': [2, 3, 4, 5], 'name': 'guionista'}, {'id': 8, 'roles': [2, 3, 5], 'name': 'redactor'}, {'id': 9, 'roles': [2, 3, 5], 'name': 'documentalista'}, {'id': 10, 'roles': [2, 3, 5], 'name': 'script'}, {'id': 11, 'roles': [2, 3, 5], 'name': 'disenador'}, {'id': 12, 'roles': [2, 3, 5], 'name': 'reportero'}, {'id': 13, 'roles': [2, 3, 5], 'name': 'efectos'}, {'id': 14, 'roles': [2, 3, 5], 'name': 'montador'}, {'id': 15, 'roles': [5], 'name': 'actor'}, {'id': 16, 'roles': [5], 'name': 'presentador'}] </text:p>
            <text:p text:style-name="P9">user_id 1, profile_id 1</text:p>
          </table:table-cell>
        </table:table-row>
      </table:table>
      <text:p text:style-name="Standard"/>
      <text:p text:style-name="Text_20_body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">Resultado ciclo 2</text:p>
          </table:table-cell>
        </table:table-row>
        <table:table-row>
          <table:table-cell table:style-name="Table53.A2" office:value-type="string">
            <text:p text:style-name="P9">$ python Profile.py 2 </text:p>
            <text:p text:style-name="P9">Profiles: [{'id': 1, 'roles': [1, 2, 3, 4, 5], 'name': 'admin'}, {'id': 2, 'roles': [2, 3, 4, 5], 'name': 'director'}, {'id': 3, 'roles': [3, 4, 5], 'name': 'productor'}, {'id': 4, 'roles': [4, 5], 'name': 'realizador'}, {'id': 5, 'roles': [2, 3, 5], 'name': 'editor'}, {'id': 6, 'roles': [5], 'name': 'regidor'}, {'id': 7, 'roles': [2, 3, 4, 5], 'name': 'guionista'}, {'id': 8, 'roles': [2, 3, 5], 'name': 'redactor'}, {'id': 9, 'roles': [2, 3, 5], 'name': 'documentalista'}, {'id': 10, 'roles': [2, 3, 5], 'name': 'script'}, {'id': 11, 'roles': [2, 3, 5], 'name': 'disenador'}, {'id': 12, 'roles': [2, 3, 5], 'name': 'reportero'}, {'id': 13, 'roles': [2, 3, 5], 'name': 'efectos'}, {'id': 14, 'roles': [2, 3, 5], 'name': 'montador'}, {'id': 15, 'roles': [5], 'name': 'actor'}, {'id': 16, 'roles': [5], 'name': 'presentador'}] </text:p>
            <text:p text:style-name="P9"/>
            <text:p text:style-name="P9">user_id 2, profile_id 15 </text:p>
          </table:table-cell>
        </table:table-row>
      </table:table>
      <text:p text:style-name="Standard"/>
      <text:h text:style-name="Heading_20_2" text:outline-level="2"><text:bookmark text:name="__RefHeading__8911_666899398"/>Comprobación de PropsAuto, extensión de CTK<text:bookmark-end text:name="__RefHeading__8911_666899398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">Resultado ciclo 1</text:p>
          </table:table-cell>
        </table:table-row>
        <table:table-row>
          <table:table-cell table:style-name="Table54.A2" office:value-type="string">
            <text:p text:style-name="P9">$ python PropsAutoSQL.py </text:p>
            <text:p text:style-name="P9">#1 PropsAutoSQL (url, sql) OK </text:p>
            <text:p text:style-name="P9">#2 PropsAutoSQL (url, sql) OK </text:p>
            <text:p text:style-name="P9">#3 PropsAutoSQL (url, sql).Add(data_tuple) OK </text:p>
          </table:table-cell>
        </table:table-row>
      </table:table>
      <text:h text:style-name="Heading_20_2" text:outline-level="2"><text:bookmark text:name="__RefHeading__8913_666899398"/>Comprobación de operaciones de roles<text:bookmark-end text:name="__RefHeading__8913_666899398"/></text:h>
      <text:p text:style-name="Text_20_body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">Resultado ciclo 1</text:p>
          </table:table-cell>
        </table:table-row>
        <table:table-row>
          <table:table-cell table:style-name="Table55.A2" office:value-type="string">
            <text:p text:style-name="P9">$ python Role.py admin </text:p>
            <text:p text:style-name="P9">User roles: [1, 2, 3, 4, 5] </text:p>
            <text:p text:style-name="P9">User has role 1 True </text:p>
            <text:p text:style-name="P9"><text:soft-page-break/>User has role 2 True </text:p>
            <text:p text:style-name="P9">User has role 3 True </text:p>
            <text:p text:style-name="P9">User has role 4 True </text:p>
            <text:p text:style-name="P9">User has role 5 True </text:p>
            <text:p text:style-name="P9">User has role INVENTED False </text:p>
          </table:table-cell>
        </table:table-row>
      </table:table>
      <text:p text:style-name="Standard"/>
      <text:p text:style-name="Text_20_body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">Resultado ciclo 2</text:p>
          </table:table-cell>
        </table:table-row>
        <table:table-row>
          <table:table-cell table:style-name="Table57.A2" office:value-type="string">
            <text:p text:style-name="P9">$ python Role.py creator </text:p>
            <text:p text:style-name="P9">User roles: [2, 3, 5] </text:p>
            <text:p text:style-name="P9">User has role 2 True </text:p>
            <text:p text:style-name="P9">User has role 3 True </text:p>
            <text:p text:style-name="P9">User has role 5 True </text:p>
            <text:p text:style-name="P9">User has role INVENTED False </text:p>
          </table:table-cell>
        </table:table-row>
      </table:table>
      <text:p text:style-name="Standard"/>
      <text:h text:style-name="Heading_20_2" text:outline-level="2"><text:bookmark text:name="__RefHeading__8915_666899398"/>Comprobación de operaciones con tipos<text:bookmark-end text:name="__RefHeading__8915_666899398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">Resultado ciclo 1</text:p>
          </table:table-cell>
        </table:table-row>
        <table:table-row>
          <table:table-cell table:style-name="Table58.A2" office:value-type="string">
            <text:p text:style-name="P9">$ python Type.py 1 </text:p>
            <text:p text:style-name="P9">Types: [{'id': 3, 'name': 'Audio'}, {'id': 5, 'name': 'Documento'}, {'id': 4, 'name': 'Imagen'}, {'id': 1, 'name': 'Misc'}, {'id': 2, 'name': 'Video'}] </text:p>
            <text:p text:style-name="P9">type_id 1, type_name Misc </text:p>
            <text:p text:style-name="P9">{'id': '1', 'name': 'Misc'} </text:p>
          </table:table-cell>
        </table:table-row>
      </table:table>
      <text:p text:style-name="Standard"/>
      <text:p text:style-name="Text_20_body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">Resultado ciclo 2</text:p>
          </table:table-cell>
        </table:table-row>
        <table:table-row>
          <table:table-cell table:style-name="Table59.A2" office:value-type="string">
            <text:p text:style-name="P9">$ python Type.py 2 </text:p>
            <text:p text:style-name="P9">Types: [{'id': 3, 'name': 'Audio'}, {'id': 5, 'name': 'Documento'}, {'id': 4, 'name': 'Imagen'}, {'id': 1, 'name': 'Misc'}, {'id': 2, 'name': 'Video'}] </text:p>
            <text:p text:style-name="P9">type_id 2, type_name Video </text:p>
            <text:p text:style-name="P9">{'id': '2', 'name': 'Video'}</text:p>
          </table:table-cell>
        </table:table-row>
      </table:table>
      <text:p text:style-name="Standard"/>
      <text:h text:style-name="Heading_20_2" text:outline-level="2"><text:bookmark text:name="__RefHeading__8917_666899398"/>Comprobación de operativa de procesamiento de envíos<text:bookmark-end text:name="__RefHeading__8917_666899398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">Resultado ciclo 1</text:p>
          </table:table-cell>
        </table:table-row>
        <table:table-row>
          <table:table-cell table:style-name="Table60.A2" office:value-type="string">
            <text:p text:style-name="P9">$ python Upload.py 1 Upload.py </text:p>
            <text:p text:style-name="P9"><text:soft-page-break/>#1 is_zipped (Upload.py): False </text:p>
            <text:p text:style-name="P9">#2 get_names (): OK </text:p>
            <text:p text:style-name="P9">#3 get_unused_name: Upload.py </text:p>
            <text:p text:style-name="P9">#4 get_usage_user(): {'files': 487, 'size': 2831347368L} </text:p>
            <text:p text:style-name="P9">#5 get_usage_system(): {'files': 487, 'size': 2831347368L} </text:p>
            <text:p text:style-name="P9">#6 get_type(Upload.py): text </text:p>
            <text:p text:style-name="P9">#7 is_video (Upload.py): False </text:p>
            <text:p text:style-name="P9">#8 is_image (Upload.py): False </text:p>
            <text:p text:style-name="P9">#9 get_info(Upload.py): OK </text:p>
          </table:table-cell>
        </table:table-row>
      </table:table>
      <text:p text:style-name="Standard"/>
      <text:h text:style-name="Heading_20_2" text:outline-level="2"><text:bookmark text:name="__RefHeading__8919_666899398"/>Comprobación de utilidades diversas<text:bookmark-end text:name="__RefHeading__8919_666899398"/></text:h>
      <table:table table:name="Table61" table:style-name="Table61">
        <table:table-column table:style-name="Table61.A"/>
        <table:table-row>
          <table:table-cell table:style-name="Table61.A1" office:value-type="string">
            <text:p text:style-name="P3">Resultado ciclo 1</text:p>
          </table:table-cell>
        </table:table-row>
        <table:table-row>
          <table:table-cell table:style-name="Table61.A2" office:value-type="string">
            <text:p text:style-name="P9">$ python Util.py </text:p>
            <text:p text:style-name="P9">#1 get_es_substitutions (singular) OK </text:p>
            <text:p text:style-name="P9">#2 get_es_substitutions (plural) OK </text:p>
            <text:p text:style-name="P9">#1 clear_params ("/phony/url/phony=param;") OK </text:p>
            <text:p text:style-name="P9">#2 clear_params ("/phony/url/phony&amp;param") OK </text:p>
          </table:table-cell>
        </table:table-row>
      </table:table>
      <text:p text:style-name="Standard"/>
      <text:h text:style-name="Heading_20_2" text:outline-level="2"><text:bookmark text:name="__RefHeading__8921_666899398"/>Comprobación de validación de entradas<text:bookmark-end text:name="__RefHeading__8921_666899398"/></text:h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">Resultado ciclo 1</text:p>
          </table:table-cell>
        </table:table-row>
        <table:table-row>
          <table:table-cell table:style-name="Table62.A2" office:value-type="string">
            <text:p text:style-name="P9">$ python Validations.py </text:p>
            <text:p text:style-name="P9">not_empty(Valid) --&gt; Valid </text:p>
            <text:p text:style-name="P9">not_empty() --&gt; ValueError as expected </text:p>
            <text:p text:style-name="P9">is_email(valid@email.com) --&gt; valid@email.com </text:p>
            <text:p text:style-name="P9">is_email(invalid@mail) --&gt; ValueError as expected </text:p>
            <text:p text:style-name="P9">is_list(a,b) --&gt; ['a', 'b'] </text:p>
            <text:p text:style-name="P9">is_numeric_list(1,2) --&gt; ['1', '2'] </text:p>
            <text:p text:style-name="P9">is_numeric_list(a,b) --&gt; ValueError as expected </text:p>
            <text:p text:style-name="P9">is_number(100) --&gt; 100 </text:p>
            <text:p text:style-name="P9">is_number(1OO) --&gt; ValueError as expected </text:p>
            <text:p text:style-name="P9">is_date(20/10/2010) --&gt; 20/10/2010 </text:p>
            <text:p text:style-name="P9">is_date(30/02/3002) --&gt; ValueError as expected </text:p>
            <text:p text:style-name="P9">is_time(19:19) --&gt; 19:19 </text:p>
            <text:p text:style-name="P9">is_time(39:39) --&gt; ValueError as expected </text:p>
          </table:table-cell>
        </table:table-row>
      </table:table>
      <text:p text:style-name="Standard"><text:soft-page-break/></text:p>
      <text:h text:style-name="Heading_20_2" text:outline-level="2"><text:bookmark text:name="__RefHeading__8923_666899398"/>Comprobación de clases para interfaces ACL<text:bookmark-end text:name="__RefHeading__8923_666899398"/></text:h>
      <table:table table:name="Table63" table:style-name="Table63">
        <table:table-column table:style-name="Table63.A"/>
        <table:table-row>
          <table:table-cell table:style-name="Table63.A1" office:value-type="string">
            <text:p text:style-name="P3">Resultado ciclo 1</text:p>
          </table:table-cell>
        </table:table-row>
        <table:table-row>
          <table:table-cell table:style-name="Table63.A2" office:value-type="string">
            <text:p text:style-name="P9">$ python WidgetACL.py 1 1 </text:p>
            <text:p text:style-name="P9">#1 DefaultWidget().Add(asset) OK </text:p>
            <text:p text:style-name="P9">#2 DefaultWidget().Add(collection) OK </text:p>
            <text:p text:style-name="P9">#3 DefaultWidget().Add(None) OK: Invalid exception as expected </text:p>
          </table:table-cell>
        </table:table-row>
      </table:table>
      <text:p text:style-name="Standard"/>
      <text:p text:style-name="Text_20_body"/>
      <table:table table:name="Table64" table:style-name="Table64">
        <table:table-column table:style-name="Table64.A"/>
        <table:table-row>
          <table:table-cell table:style-name="Table64.A1" office:value-type="string">
            <text:p text:style-name="P3">Resultado ciclo 2</text:p>
          </table:table-cell>
        </table:table-row>
        <table:table-row>
          <table:table-cell table:style-name="Table64.A2" office:value-type="string">
            <text:p text:style-name="P9">$ python WidgetACL.py 300 3 </text:p>
            <text:p text:style-name="P9">#1 DefaultWidget().Add(asset) OK </text:p>
            <text:p text:style-name="P9">#2 DefaultWidget().Add(collection) OK </text:p>
            <text:p text:style-name="P9">#3 DefaultWidget().Add(None) OK: Invalid exception as expected </text:p>
          </table:table-cell>
        </table:table-row>
      </table:table>
      <text:p text:style-name="Standard"/>
      <text:p text:style-name="Text_20_body"/>
      <table:table table:name="Table65" table:style-name="Table65">
        <table:table-column table:style-name="Table65.A"/>
        <table:table-row>
          <table:table-cell table:style-name="Table65.A1" office:value-type="string">
            <text:p text:style-name="P3">Resultado ciclo 3 (debe saltar excepción)</text:p>
          </table:table-cell>
        </table:table-row>
        <table:table-row>
          <table:table-cell table:style-name="Table65.A2" office:value-type="string">
            <text:p text:style-name="P9">$ python WidgetACL.py 500 2 </text:p>
            <text:p text:style-name="P9">Traceback (most recent call last): </text:p>
            <text:p text:style-name="P9"><text:s text:c="2"/>File "WidgetACL.py", line 121, in &lt;module&gt; </text:p>
            <text:p text:style-name="P9"><text:s text:c="4"/>test() </text:p>
            <text:p text:style-name="P9"><text:s text:c="2"/>File "WidgetACL.py", line 99, in test </text:p>
            <text:p text:style-name="P9"><text:s text:c="4"/>test.Add(asset) </text:p>
            <text:p text:style-name="P9"><text:s text:c="2"/>File "WidgetACL.py", line 63, in Add </text:p>
            <text:p text:style-name="P9"><text:s text:c="4"/>link_acl = '%s/asset/%d' % (PageACL.LOCATION, content['id']) </text:p>
            <text:p text:style-name="P9">TypeError: %d format: a number is required, not NoneType </text:p>
          </table:table-cell>
        </table:table-row>
      </table:table>
      <text:p text:style-name="Standard"/>
      <text:p text:style-name="Text_20_body"/>
      <table:table table:name="Table66" table:style-name="Table66">
        <table:table-column table:style-name="Table66.A"/>
        <table:table-row>
          <table:table-cell table:style-name="Table66.A1" office:value-type="string">
            <text:p text:style-name="P3">Resultado ciclo 4 (debe saltar excepción)</text:p>
          </table:table-cell>
        </table:table-row>
        <table:table-row>
          <table:table-cell table:style-name="Table66.A2" office:value-type="string">
            <text:p text:style-name="P9">$ python WidgetACL.py 1 200 </text:p>
            <text:p text:style-name="P9">Traceback (most recent call last): </text:p>
            <text:p text:style-name="P9"><text:s text:c="2"/>File "WidgetACL.py", line 121, in &lt;module&gt; </text:p>
            <text:p text:style-name="P9"><text:s text:c="4"/>test() </text:p>
            <text:p text:style-name="P9"><text:s text:c="2"/>File "WidgetACL.py", line 99, in test </text:p>
            <text:p text:style-name="P9"><text:s text:c="4"/>test.Add(asset) </text:p>
            <text:p text:style-name="P9"><text:s text:c="2"/>File "WidgetACL.py", line 63, in Add </text:p>
            <text:p text:style-name="P9"><text:soft-page-break/><text:s text:c="4"/>link_acl = '%s/asset/%d' % (PageACL.LOCATION, content['id']) </text:p>
            <text:p text:style-name="P9">TypeError: %d format: a number is required, not NoneType </text:p>
          </table:table-cell>
        </table:table-row>
      </table:table>
      <text:p text:style-name="Standard"/>
      <text:h text:style-name="Heading_20_2" text:outline-level="2"><text:bookmark text:name="__RefHeading__8925_666899398"/>Comprobación de clases para interfaces de activos<text:bookmark-end text:name="__RefHeading__8925_666899398"/></text:h>
      <table:table table:name="Table67" table:style-name="Table67">
        <table:table-column table:style-name="Table67.A"/>
        <table:table-row>
          <table:table-cell table:style-name="Table67.A1" office:value-type="string">
            <text:p text:style-name="P3">Resultado ciclo 1</text:p>
          </table:table-cell>
        </table:table-row>
        <table:table-row>
          <table:table-cell table:style-name="Table67.A2" office:value-type="string">
            <text:p text:style-name="P9">$ python WidgetAsset.py 5 10 </text:p>
            <text:p text:style-name="P9">#1 PublishWidget().Add(asset_5) OK </text:p>
            <text:p text:style-name="P9">#2 PublishWidget().Add(asset_6) OK </text:p>
            <text:p text:style-name="P9">#3 PublishWidget().Add(asset_7) OK </text:p>
            <text:p text:style-name="P9">#4 PublishWidget().Add(asset_8) OK </text:p>
            <text:p text:style-name="P9">#5 PublishWidget().Add(asset_9) OK </text:p>
            <text:p text:style-name="P9">#6 PublishWidget().Add(asset_10) OK </text:p>
            <text:p text:style-name="P9">#7 PublishWidget().Add(None) <text:s/>OK: Exception as expected </text:p>
          </table:table-cell>
        </table:table-row>
      </table:table>
      <text:p text:style-name="Standard"/>
      <text:p text:style-name="Text_20_body"/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">Resultado ciclo 2 (debe saltar excepción con activos inválidos)</text:p>
          </table:table-cell>
        </table:table-row>
        <table:table-row>
          <table:table-cell table:style-name="Table68.A2" office:value-type="string">
            <text:p text:style-name="P9">$ python WidgetAsset.py 480 500 </text:p>
            <text:p text:style-name="P9">#1 PublishWidget().Add(asset_480) OK </text:p>
            <text:p text:style-name="P9">#2 PublishWidget().Add(asset_481) OK </text:p>
            <text:p text:style-name="P9">[...] </text:p>
            <text:p text:style-name="P9">TypeError: cannot concatenate 'str' and 'NoneType' objects </text:p>
          </table:table-cell>
        </table:table-row>
      </table:table>
      <text:p text:style-name="Standard"/>
      <text:h text:style-name="Heading_20_2" text:outline-level="2"><text:bookmark text:name="__RefHeading__8927_666899398"/>Comprobación de clases para interfaces de colecciones<text:bookmark-end text:name="__RefHeading__8927_666899398"/></text:h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">Resultado ciclo 1</text:p>
          </table:table-cell>
        </table:table-row>
        <table:table-row>
          <table:table-cell table:style-name="Table69.A2" office:value-type="string">
            <text:p text:style-name="P9">$ python WidgetCollection.py 10 1 </text:p>
            <text:p text:style-name="P9">#1 DialogWidget() OK </text:p>
            <text:p text:style-name="P9">#2 DialogWidget() OK </text:p>
            <text:p text:style-name="P9">#1 DefaultWidget() OK </text:p>
            <text:p text:style-name="P9">#2 DefaultWidget().Add(collection) OK </text:p>
            <text:p text:style-name="P9">#1 ClaimWidget() OK </text:p>
            <text:p text:style-name="P9">#2 ClaimWidget().Add(asset) OK </text:p>
            <text:p text:style-name="P9">#3 ClaimWidget().Render() OK </text:p>
          </table:table-cell>
        </table:table-row>
      </table:table>
      <text:p text:style-name="Standard"/>
      <text:p text:style-name="Text_20_body"><text:soft-page-break/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3">Resultado ciclo 2</text:p>
          </table:table-cell>
        </table:table-row>
        <table:table-row>
          <table:table-cell table:style-name="Table70.A2" office:value-type="string">
            <text:p text:style-name="P9">$ python WidgetCollection.py 30 2 </text:p>
            <text:p text:style-name="P9">#1 DialogWidget() OK </text:p>
            <text:p text:style-name="P9">#2 DialogWidget() OK </text:p>
            <text:p text:style-name="P9">#1 DefaultWidget() OK </text:p>
            <text:p text:style-name="P9">#2 DefaultWidget().Add(collection) OK </text:p>
            <text:p text:style-name="P9">#1 ClaimWidget() OK </text:p>
            <text:p text:style-name="P9">#2 ClaimWidget().Add(asset) OK </text:p>
            <text:p text:style-name="P9">#3 ClaimWidget().Render() OK </text:p>
          </table:table-cell>
        </table:table-row>
      </table:table>
      <text:p text:style-name="Standard"/>
      <text:p text:style-name="Text_20_body"/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">Resultado ciclo 3 (debe saltar excepción por datos inválidos)</text:p>
          </table:table-cell>
        </table:table-row>
        <table:table-row>
          <table:table-cell table:style-name="Table71.A2" office:value-type="string">
            <text:p text:style-name="P9">$ python WidgetCollection.py 1000 10 </text:p>
            <text:p text:style-name="P9">Traceback (most recent call last): </text:p>
            <text:p text:style-name="P9"><text:s text:c="2"/>File "WidgetCollection.py", line 222, in &lt;module&gt; </text:p>
            <text:p text:style-name="P9"><text:s text:c="4"/>test() </text:p>
            <text:p text:style-name="P9"><text:s text:c="2"/>File "WidgetCollection.py", line 192, in test </text:p>
            <text:p text:style-name="P9"><text:s text:c="4"/>test <text:s text:c="2"/>= DialogWidget (asset) </text:p>
            <text:p text:style-name="P9"><text:s text:c="2"/>File "WidgetCollection.py", line 164, in __init__ </text:p>
            <text:p text:style-name="P9"><text:s text:c="4"/>props = {'title': "Activo #%d"%(asset['id']), </text:p>
            <text:p text:style-name="P9">TypeError: %d format: a number is required, not NoneType</text:p>
          </table:table-cell>
        </table:table-row>
      </table:table>
      <text:p text:style-name="Standard"/>
      <text:h text:style-name="Heading_20_2" text:outline-level="2"><text:bookmark text:name="__RefHeading__8929_666899398"/>Comprobación de clases para interfaces de consumo<text:bookmark-end text:name="__RefHeading__8929_666899398"/></text:h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">Resultado ciclo 1</text:p>
          </table:table-cell>
        </table:table-row>
        <table:table-row>
          <table:table-cell table:style-name="Table72.A2" office:value-type="string">
            <text:p text:style-name="P9">$ python WidgetConsume.py 10 1 </text:p>
            <text:p text:style-name="P9"/>
            <text:p text:style-name="P9">#1 AbstractWidget() OK </text:p>
            <text:p text:style-name="P9">#2 AbstractWidget().Add(asset) OK </text:p>
            <text:p text:style-name="P9">#3 AbstractWidget().Add(collection) OK </text:p>
            <text:p text:style-name="P9">#4 AbstractWidget().Add(None) OK: Exception as expected </text:p>
            <text:p text:style-name="P9"/>
            <text:p text:style-name="P9">#1 ActionsWidget() OK </text:p>
            <text:p text:style-name="P9">#2 ActionsWidget().Add(asset) OK </text:p>
            <text:p text:style-name="P9">#3 ActionsWidget().Add(collection) OK </text:p>
            <text:p text:style-name="P9">#4 ActionsWidget().Add(None) OK: Exception as expected </text:p>
            <text:p text:style-name="P9"><text:soft-page-break/></text:p>
            <text:p text:style-name="P9">#1 MetaWidget() OK </text:p>
            <text:p text:style-name="P9">#2 MetaWidget().Add(asset) OK </text:p>
            <text:p text:style-name="P9">#3 MetaWidget().Add(collection) OK </text:p>
            <text:p text:style-name="P9">#4 MetaWidget().Add(None) OK: Exception as expected </text:p>
            <text:p text:style-name="P9"/>
            <text:p text:style-name="P9">#1 ViewWidget() OK </text:p>
            <text:p text:style-name="P9">#2 ViewWidget().Add(asset) OK </text:p>
            <text:p text:style-name="P9">#3 ViewWidget().Add(collection) OK </text:p>
            <text:p text:style-name="P9">#4 ViewWidget().Add(None) OK: Exception as expected </text:p>
          </table:table-cell>
        </table:table-row>
      </table:table>
      <text:p text:style-name="Standard"/>
      <text:h text:style-name="Heading_20_2" text:outline-level="2"><text:bookmark text:name="__RefHeading__8931_666899398"/>Comprobación de clases para interfaces de búsqueda<text:bookmark-end text:name="__RefHeading__8931_666899398"/></text:h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">Resultado ciclo 1</text:p>
          </table:table-cell>
        </table:table-row>
        <table:table-row>
          <table:table-cell table:style-name="Table73.A2" office:value-type="string">
            <text:p text:style-name="P9">$ python WidgetLookup.py </text:p>
            <text:p text:style-name="P9">#1 get_text_form() OK </text:p>
            <text:p text:style-name="P9">#2 get_text_form(test_string) OK </text:p>
            <text:p text:style-name="P9">#1 get_fields_form() OK </text:p>
            <text:p text:style-name="P9">#2 get_fields_form(test_string) OK </text:p>
            <text:p text:style-name="P9">#1 __get_interval_table(test_string) OK </text:p>
            <text:p text:style-name="P9">#1 __get_date_table(test_string) OK </text:p>
          </table:table-cell>
        </table:table-row>
      </table:table>
      <text:p text:style-name="Standard"/>
      <text:h text:style-name="Heading_20_2" text:outline-level="2"><text:bookmark text:name="__RefHeading__8933_666899398"/>Comprobación de metaclase para interfaces<text:bookmark-end text:name="__RefHeading__8933_666899398"/></text:h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">Resultado ciclo 1</text:p>
          </table:table-cell>
        </table:table-row>
        <table:table-row>
          <table:table-cell table:style-name="Table74.A2" office:value-type="string">
            <text:p text:style-name="P9">$ python Widget.py </text:p>
            <text:p text:style-name="P9">#1: Message("ASCII") OK </text:p>
            <text:p text:style-name="P9">#2: Message("ユニコード") OK </text:p>
            <text:p text:style-name="P9">#3: Message("") OK </text:p>
            <text:p text:style-name="P9">InterfaceWidget() OK </text:p>
            <text:p text:style-name="P9">#1: Paginate() OK: Behavior as expected </text:p>
          </table:table-cell>
        </table:table-row>
      </table:table>
      <text:p text:style-name="Standard"/>
      <text:h text:style-name="Heading_20_2" text:outline-level="2"><text:bookmark text:name="__RefHeading__8935_666899398"/><text:soft-page-break/>Comprobación del gestor de Workflows<text:bookmark-end text:name="__RefHeading__8935_666899398"/></text:h>
      <table:table table:name="Table75" table:style-name="Table75">
        <table:table-column table:style-name="Table75.A"/>
        <table:table-row>
          <table:table-cell table:style-name="Table75.A1" office:value-type="string">
            <text:p text:style-name="P3">Resultado ciclo 1</text:p>
          </table:table-cell>
        </table:table-row>
        <table:table-row>
          <table:table-cell table:style-name="Table75.A2" office:value-type="string">
            <text:p text:style-name="P9">$ python WorkflowManager.py </text:p>
            <text:p text:style-name="P9">__get_page_name() --&gt; OK </text:p>
          </table:table-cell>
        </table:table-row>
      </table:table>
      <text:p text:style-name="Standard"/>
      <text:h text:style-name="Heading_20_2" text:outline-level="2"><text:bookmark text:name="__RefHeading__8937_666899398"/>Comprobación de workflows implementados<text:bookmark-end text:name="__RefHeading__8937_666899398"/></text:h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">Resultado ciclo 1</text:p>
          </table:table-cell>
        </table:table-row>
        <table:table-row>
          <table:table-cell table:style-name="Table76.A2" office:value-type="string">
            <text:p text:style-name="P9">$ python Workflow.py </text:p>
            <text:p text:style-name="P9">#1 Páginas con soporte de workflow: 15 </text:p>
            <text:p text:style-name="P9">#2 Páginas documentadas: <text:s text:c="11"/>15 </text:p>
            <text:p text:style-name="P9">#3 Páginas totales: <text:s text:c="16"/>19 </text:p>
            <text:p text:style-name="P9">#4 Páginas sin documentar (0): OK </text:p>
            <text:p text:style-name="P9">#5 Documentadas todas las páginas con soporte de Workflow: OK </text:p>
            <text:p text:style-name="P9">#6 Páginas sin workflow (4): ['PageBookmark', 'PageConsume', 'PageStatic', 'PageLogin'] </text:p>
          </table:table-cell>
        </table:table-row>
      </table:table>
      <text:p text:style-name="Standard"/>
      <text:h text:style-name="Heading_20_2" text:outline-level="2"><text:bookmark text:name="__RefHeading__8939_666899398"/>Comprobación de la cola de transcodificación<text:bookmark-end text:name="__RefHeading__8939_666899398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Resultado ciclo 1: debe haber una instancia de la cola en ejecución</text:p>
          </table:table-cell>
        </table:table-row>
        <table:table-row>
          <table:table-cell table:style-name="Table24.A2" office:value-type="string">
            <text:p text:style-name="P9">$ cd queue</text:p>
            <text:p text:style-name="P9">$ python ./main.py <text:s/>--ping </text:p>
            <text:p text:style-name="P9">Pinging server http://127.0.0.1:8003/.. <text:s/>0.008 secs </text:p>
            <text:p text:style-name="P9">Pinging server http://127.0.0.1:8003/.. <text:s/>0.021 secs </text:p>
            <text:p text:style-name="P9">Pinging server http://127.0.0.1:8003/.. <text:s/>0.003 secs </text:p>
            <text:p text:style-name="P9">Pinging server http://127.0.0.1:8003/.. <text:s/>0.024 secs </text:p>
          </table:table-cell>
        </table:table-row>
      </table:table>
      <text:p text:style-name="Standard"/>
      <text:p text:style-name="Text_20_body"/>
      <text:p text:style-name="Text_20_body"/>
      <text:h text:style-name="Heading_20_1" text:outline-level="1"><text:bookmark text:name="__RefHeading__8941_666899398"/>PLAN DE PRUEBAS DE INTEGRACIÓN<text:bookmark-end text:name="__RefHeading__8941_666899398"/></text:h>
      <text:p text:style-name="Text_20_body">Las pruebas de integración se harán siguiendo el plan especificado en el documento “4_Plan de Pruebas de Integracion.odt”. Referirse a dicho documento para ver el resultado de las pruebas exhaustivas que deberán ser superadas en su totalidad.</text:p>
      <text:p text:style-name="Text_20_body"/>
      <text:h text:style-name="Heading_20_1" text:outline-level="1"><text:bookmark text:name="__RefHeading__8943_666899398"/>INCIDENCIAS DETECTADAS<text:bookmark-end text:name="__RefHeading__8943_666899398"/></text:h>
      <text:p text:style-name="Text_20_body">&lt;Introduzca contenido y elimine cuadro adjunto&gt;</text:p>
      <text:p text:style-name="P8"/>
      <table:table table:name="Table26" table:style-name="Table26">
        <table:table-column table:style-name="Table26.A"/>
        <table:table-row>
          <table:table-cell table:style-name="Table26.A1" office:value-type="string">
            <text:list xml:id="list1031125638" text:style-name="L1">
              <text:list-header>
                <text:p text:style-name="P17">En este punto, para todas las incidencias o errores detectados durante las pruebas, se debe especificar:</text:p>
              </text:list-header>
              <text:list-item>
                <text:p text:style-name="P18">Un número de incidencia que la identificará dentro del informe. </text:p>
              </text:list-item>
              <text:list-item>
                <text:p text:style-name="P20">El caso de prueba y el correspondiente ciclo de prueba referente al plan de pruebas usado para las mismas donde se ha detectado el error. </text:p>
              </text:list-item>
              <text:list-item>
                <text:p text:style-name="P20">Una prioridad dependiendo de la gravedad de la incidencia. Esta se debe codificar de la siguiente forma: </text:p>
              </text:list-item>
            </text:list>
            <text:list xml:id="list1188567871" text:style-name="L2">
              <text:list-item>
                <text:list>
                  <text:list-item>
                    <text:p text:style-name="P19">El error impide el funcionamiento del sistema haciendo que este quede inutilizable.</text:p>
                  </text:list-item>
                  <text:list-item>
                    <text:p text:style-name="P19">El sistema no realiza la funcionalidad requerida o la realiza mal.</text:p>
                  </text:list-item>
                  <text:list-item>
                    <text:p text:style-name="P19">El sistema no tiene el comportamiento deseado aunque sí realiza bien la funcionalidad requerida.</text:p>
                  </text:list-item>
                </text:list>
              </text:list-item>
            </text:list>
            <text:list xml:id="list1173024038" text:continue-list="list1031125638" text:style-name="L1">
              <text:list-item text:start-value="1">
                <text:p text:style-name="P20">Una descripción de la incidencia con todos los datos posibles. </text:p>
              </text:list-item>
            </text:list>
          </table:table-cell>
        </table:table-row>
      </table:table>
      <text:p text:style-name="Text_20_body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Contents">#Incidencia</text:p>
          </table:table-cell>
          <table:table-cell table:style-name="Table56.A1" office:value-type="string">
            <text:p text:style-name="Table_20_Contents">#Caso</text:p>
          </table:table-cell>
          <table:table-cell table:style-name="Table56.A1" office:value-type="string">
            <text:p text:style-name="Table_20_Contents">#Ciclo</text:p>
          </table:table-cell>
          <table:table-cell table:style-name="Table56.A1" office:value-type="string">
            <text:p text:style-name="Table_20_Contents">Prioridad</text:p>
          </table:table-cell>
          <table:table-cell table:style-name="Table56.E1" office:value-type="string">
            <text:p text:style-name="Table_20_Contents">Descripción</text:p>
          </table:table-cell>
        </table:table-row>
        <table:table-row>
          <table:table-cell table:style-name="Table56.A2" office:value-type="string">
            <text:p text:style-name="Table_20_Contents">1</text:p>
          </table:table-cell>
          <table:table-cell table:style-name="Table56.A2" office:value-type="string">
            <text:p text:style-name="Table_20_Contents">1</text:p>
          </table:table-cell>
          <table:table-cell table:style-name="Table56.A2" office:value-type="string">
            <text:p text:style-name="Table_20_Contents">2</text:p>
          </table:table-cell>
          <table:table-cell table:style-name="Table56.A2" office:value-type="string">
            <text:p text:style-name="Table_20_Contents">3</text:p>
          </table:table-cell>
          <table:table-cell table:style-name="Table56.E2" office:value-type="string">
            <text:p text:style-name="Table_20_Contents">Batería se interrumpe al ejecutar la prueba 4 debido a una mala implementación de la prueba. Arreglado.</text:p>
          </table:table-cell>
        </table:table-row>
        <table:table-row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E2" office:value-type="string">
            <text:p text:style-name="Table_20_Contents"/>
          </table:table-cell>
        </table:table-row>
        <table:table-row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E2" office:value-type="string">
            <text:p text:style-name="Table_20_Contents"/>
          </table:table-cell>
        </table:table-row>
        <table:table-row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/>
          </table:table-cell>
          <table:table-cell table:style-name="Table56.E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 text:name="__RefHeading__8945_666899398"/>ANEXOS<text:bookmark-end text:name="__RefHeading__8945_666899398"/></text:h>
      <text:p text:style-name="Text_20_body">&lt;Introduzca contenido y elimine cuadro adjunto&gt;</text:p>
      <text:p text:style-name="P8"/>
      <table:table table:name="Table77" table:style-name="Table77">
        <table:table-column table:style-name="Table77.A"/>
        <table:table-row>
          <table:table-cell table:style-name="Table77.A1" office:value-type="string">
            <text:p text:style-name="P11">En este punto se podrán incluir descripciones más detalladas, imágenes, trazas, etc. que ayuden a la comprensión de cualquier incidencia.</text:p>
          </table:table-cell>
        </table:table-row>
      </table:table>
      <text:p text:style-name="Text_20_body"/>
      <text:h text:style-name="Heading_20_1" text:outline-level="1"><text:bookmark text:name="__RefHeading__8947_666899398"/>GLOSARIO<text:bookmark-end text:name="__RefHeading__8947_666899398"/></text:h>
      <text:p text:style-name="Standard">&lt;Introduzca contenido y elimine cuadro adjunto&gt;</text:p>
      <text:p text:style-name="Text_20_body"/>
      <table:table table:name="Table78" table:style-name="Table78">
        <table:table-column table:style-name="Table78.A"/>
        <table:table-row>
          <table:table-cell table:style-name="Table78.A1" office:value-type="string">
            <text:p text:style-name="Text_20_body">Este punto contendrá la definición de todos los términos utilizados en el presente documento.</text:p>
          </table:table-cell>
        </table:table-row>
      </table:table>
      <text:p text:style-name="Standard"/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Table_20_Contents">Término</text:p>
          </table:table-cell>
          <table:table-cell table:style-name="Table79.B1" office:value-type="string">
            <text:p text:style-name="Table_20_Contents">Descripción</text:p>
          </table:table-cell>
        </table:table-row>
        <table:table-row>
          <table:table-cell table:style-name="Table79.A2" office:value-type="string">
            <text:p text:style-name="Table_20_Contents"/>
          </table:table-cell>
          <table:table-cell table:style-name="Table79.B2" office:value-type="string">
            <text:p text:style-name="Table_20_Contents"/>
          </table:table-cell>
        </table:table-row>
        <table:table-row>
          <table:table-cell table:style-name="Table79.A2" office:value-type="string">
            <text:p text:style-name="Table_20_Contents"/>
          </table:table-cell>
          <table:table-cell table:style-name="Table79.B2" office:value-type="string">
            <text:p text:style-name="Table_20_Contents"/>
          </table:table-cell>
        </table:table-row>
        <table:table-row>
          <table:table-cell table:style-name="Table79.A2" office:value-type="string">
            <text:p text:style-name="Table_20_Contents"/>
          </table:table-cell>
          <table:table-cell table:style-name="Table79.B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 text:name="__RefHeading__8949_666899398"/>BIBLIOGRAFÍA Y REFERENCIAS<text:bookmark-end text:name="__RefHeading__8949_666899398"/></text:h>
      <text:p text:style-name="Text_20_body">&lt;Introduzca contenido y elimine cuadro adjunto&gt;</text:p>
      <text:p text:style-name="P8"/>
      <table:table table:name="Table80" table:style-name="Table80">
        <table:table-column table:style-name="Table80.A"/>
        <table:table-row>
          <table:table-cell table:style-name="Table80.A1" office:value-type="string">
            <text:p text:style-name="P8">En este punto se incluirán las referencias a la documentación utilizada para la elaboración de dicho documento.</text:p>
          </table:table-cell>
        </table:table-row>
      </table:table>
      <text:p text:style-name="Text_20_body"/>
      <table:table table:name="Table81" table:style-name="Table81">
        <table:table-column table:style-name="Table81.A"/>
        <table:table-column table:style-name="Table81.B"/>
        <table:table-column table:style-name="Table81.C"/>
        <table:table-row>
          <table:table-cell table:style-name="Table81.A1" office:value-type="string">
            <text:p text:style-name="P7">Referencia</text:p>
          </table:table-cell>
          <table:table-cell table:style-name="Table81.A1" office:value-type="string">
            <text:p text:style-name="P7">Título</text:p>
          </table:table-cell>
          <table:table-cell table:style-name="Table81.C1" office:value-type="string">
            <text:p text:style-name="P7">Código</text:p>
          </table:table-cell>
        </table:table-row>
        <table:table-row>
          <table:table-cell table:style-name="Table81.A2" office:value-type="string">
            <text:p text:style-name="P6">Ref. 1</text:p>
          </table:table-cell>
          <table:table-cell table:style-name="Table81.A2" office:value-type="string">
            <text:p text:style-name="P6"/>
          </table:table-cell>
          <table:table-cell table:style-name="Table81.C2" office:value-type="string">
            <text:p text:style-name="P6"/>
          </table:table-cell>
        </table:table-row>
        <table:table-row>
          <table:table-cell table:style-name="Table81.A2" office:value-type="string">
            <text:p text:style-name="P6"/>
          </table:table-cell>
          <table:table-cell table:style-name="Table81.A2" office:value-type="string">
            <text:p text:style-name="P6"/>
          </table:table-cell>
          <table:table-cell table:style-name="Table81.C2" office:value-type="string">
            <text:p text:style-name="P6"/>
          </table:table-cell>
        </table:table-row>
        <table:table-row>
          <table:table-cell table:style-name="Table81.A2" office:value-type="string">
            <text:p text:style-name="P6"/>
          </table:table-cell>
          <table:table-cell table:style-name="Table81.A2" office:value-type="string">
            <text:p text:style-name="P6"/>
          </table:table-cell>
          <table:table-cell table:style-name="Table81.C2" office:value-type="string">
            <text:p text:style-name="P6"/>
          </table:table-cell>
        </table:table-row>
        <table:table-row>
          <table:table-cell table:style-name="Table81.A2" office:value-type="string">
            <text:p text:style-name="P6"/>
          </table:table-cell>
          <table:table-cell table:style-name="Table81.A2" office:value-type="string">
            <text:p text:style-name="P6"/>
          </table:table-cell>
          <table:table-cell table:style-name="Table81.C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adornments="Cursiva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size="11pt"/>
    </style:style>
    <style:style style:name="Text_20_body" style:display-name="Text body" style:family="paragraph" style:parent-style-name="Standard" style:class="text">
      <style:paragraph-properties fo:margin-left="0cm" fo:margin-right="0.009cm" fo:margin-top="0cm" fo:margin-bottom="0.212cm" fo:text-align="justify" style:justify-single-word="false" fo:text-indent="0cm" style:auto-text-indent="false">
        <style:tab-stops/>
      </style:paragraph-properties>
    </style:style>
    <style:style style:name="Salutation" style:family="paragraph" style:parent-style-name="Index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1cm" fo:orphans="2" fo:widows="2" style:page-number="auto" fo:break-before="page"/>
      <style:text-properties fo:color="#94bd5e" style:font-name="FreeSans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1cm" fo:text-indent="1cm" style:auto-text-indent="false" style:page-number="auto">
        <style:tab-stops/>
      </style:paragraph-properties>
      <style:text-properties fo:color="#94bd5e" style:font-name="FreeSans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1cm" fo:text-indent="1cm" style:auto-text-indent="false"/>
      <style:text-properties fo:color="#94bd5e" style:font-name="FreeSans2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  <style:text-properties fo:font-size="6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style:line-height-at-least="0cm" fo:text-align="center" style:justify-single-word="false" fo:keep-together="always" fo:orphans="0" fo:widows="0" fo:text-indent="0cm" style:auto-text-indent="false" style:page-number="auto" fo:keep-with-next="always" text:number-lines="false" text:line-number="0">
        <style:tab-stops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align="end" style:justify-single-word="false" fo:text-indent="-0.499cm" style:auto-text-indent="false" style:shadow="none" text:number-lines="false" text:line-number="0"/>
      <style:text-properties fo:font-size="11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499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008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8.5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fo:color="#94bd5e" style:font-name="FreeSans1" fo:font-size="2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fo:color="#94bd5e" style:font-name="FreeSans3" fo:font-size="20pt" fo:font-style="normal" fo:font-weight="bold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ja_20_de_20_control" style:display-name="Hoja de control" style:family="paragraph" style:parent-style-name="Heading" style:class="text" style:master-page-name="">
      <style:paragraph-properties fo:margin-top="0cm" fo:margin-bottom="0.499cm" fo:text-align="center" style:justify-single-word="false" style:page-number="auto"/>
      <style:text-properties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distance="0.33cm"/>
      </text:outline-level-style>
      <text:outline-level-style text:level="2" style:num-suffix=" " style:num-format="1" text:display-levels="2">
        <style:list-level-properties text:min-label-distance="0.33cm"/>
      </text:outline-level-style>
      <text:outline-level-style text:level="3" style:num-suffix=" " style:num-format="1" text:display-levels="3">
        <style:list-level-properties text:min-label-distance="0.33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cm" fo:border="none"/>
    </style:style>
    <style:style style:name="MP1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.023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>
        <style:header-footer-properties svg:height="0.97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0.016cm" svg:y="0.009cm" svg:width="3.6cm" svg:height="1.88cm" draw:z-index="27"><draw:image xlink:href="Pictures/100000000000029C0000015CB5B8A19F.jpg" xlink:type="simple" xlink:show="embed" xlink:actuate="onLoad"/></draw:frame></text:p>
      </style:header>
      <style:footer>
        <table:table table:name="Tabla7" table:style-name="Tabla7">
          <table:table-column table:style-name="Tabla7.A" table:number-columns-repeated="3"/>
          <table:table-row>
            <table:table-cell table:style-name="Tabla7.A1" office:value-type="string">
              <text:p text:style-name="MP1"><text:a xlink:type="simple" xlink:href="http://www.cenatic.es/">http://www.cenatic.es</text:a>.</text:p>
            </table:table-cell>
            <table:table-cell table:style-name="Tabla7.A1" office:value-type="string">
              <text:p text:style-name="MP2">Pág. <text:page-number text:select-page="current">37</text:page-number> de <text:page-count>37</text:page-count> </text:p>
            </table:table-cell>
            <table:table-cell table:style-name="Tabla7.A1" office:value-type="string">
              <text:p text:style-name="Footer"/>
            </table:table-cell>
          </table:table-row>
        </table:table>
        <text:p text:style-name="Standard"/>
      </style:footer>
      <style:footer-left>
        <table:table table:name="Tabla3" table:style-name="Tabla3">
          <table:table-column table:style-name="Tabla3.A" table:number-columns-repeated="3"/>
          <table:table-row>
            <table:table-cell table:style-name="Tabla3.A1" office:value-type="string">
              <text:p text:style-name="MP1"><text:a xlink:type="simple" xlink:href="http://www.cenatic.es/">http://www.cenatic.es</text:a>.</text:p>
            </table:table-cell>
            <table:table-cell table:style-name="Tabla3.A1" office:value-type="string">
              <text:p text:style-name="MP2">Pág. <text:page-number text:select-page="current">37</text:page-number> de <text:page-count>37</text:page-count> </text:p>
            </table:table-cell>
            <table:table-cell table:style-name="Tabla3.A1" office:value-type="string">
              <text:p text:style-name="Footer"/>
            </table:table-cell>
          </table:table-row>
        </table:table>
        <text:p text:style-name="MP1"/>
      </style:footer-left>
    </style:master-page>
    <style:master-page style:name="HTML" style:page-layout-name="Mpm2"/>
    <style:master-page style:name="portada" style:page-layout-name="Mpm3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Informe Pruebas de Desarrollo</dc:title>
    <dc:subject>Activae</dc:subject>
    <meta:creation-date>2008-05-12T14:00:54</meta:creation-date>
    <dc:date>2010-05-25T13:45:35</dc:date>
    <meta:print-date>2008-05-14T14:32:36</meta:print-date>
    <dc:language>es-ES</dc:language>
    <meta:editing-cycles>75</meta:editing-cycles>
    <meta:editing-duration>PT28H10M42S</meta:editing-duration>
    <meta:keyword>v01r00</meta:keyword>
    <meta:document-statistic meta:table-count="89" meta:image-count="2" meta:object-count="0" meta:page-count="37" meta:paragraph-count="894" meta:word-count="4872" meta:character-count="35565"/>
    <meta:user-defined meta:name="Info 1"/>
    <meta:user-defined meta:name="Info 2"/>
    <meta:user-defined meta:name="Info 3"/>
    <meta:user-defined meta:name="Info 4"/>
  </office:meta>
</office:document-meta>
</file>